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ff0ae2" officeooo:paragraph-rsid="04ff0ae2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2ab369" fo:background-color="transparent" style:font-style-asian="normal" style:font-style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50a217" fo:background-color="transparent" style:font-style-asian="normal" style:font-style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16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51e2f7c" fo:background-color="transparent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1767a4" officeooo:paragraph-rsid="0509e7f2" fo:background-color="transparent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44a8ee" officeooo:paragraph-rsid="0544a8ee" fo:background-color="transparent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9f72f" officeooo:paragraph-rsid="0559f72f" fo:background-color="transparent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5ff57a" fo:background-color="transparent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608ba3" fo:background-color="transparent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91d50" fo:background-color="transparent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b0610" fo:background-color="transparent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81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526cc3f" officeooo:paragraph-rsid="0526cc3f" style:font-style-asian="normal" style:font-weight-asian="normal" style:font-style-complex="normal" style:font-weight-complex="normal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2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2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3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3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a2a69" fo:background-color="transparent" style:font-style-asian="italic" style:font-style-complex="italic"/>
    </style:style>
    <style:style style:name="P33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3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19086f" officeooo:paragraph-rsid="0509e7f2" fo:background-color="transparent" style:font-style-asian="italic" style:font-style-complex="italic"/>
    </style:style>
    <style:style style:name="P34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5231513" fo:background-color="transparent" style:font-style-asian="italic" style:font-style-complex="italic"/>
    </style:style>
    <style:style style:name="P34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1e2f7c" fo:background-color="transparent" style:font-style-asian="italic" style:font-style-complex="italic"/>
    </style:style>
    <style:style style:name="P34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231513" fo:background-color="transparent" style:font-style-asian="italic" style:font-style-complex="italic"/>
    </style:style>
    <style:style style:name="P34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231513" officeooo:paragraph-rsid="05231513" fo:background-color="transparent" style:font-style-asian="italic" style:font-style-complex="italic"/>
    </style:style>
    <style:style style:name="P3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345d5f" officeooo:paragraph-rsid="05345d5f"/>
    </style:style>
    <style:style style:name="P34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4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4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4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4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5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5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5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5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5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5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5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5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5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5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6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b0610" officeooo:paragraph-rsid="056b0610" fo:background-color="transparent"/>
    </style:style>
    <style:style style:name="P3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5ff57a" fo:background-color="transparent"/>
    </style:style>
    <style:style style:name="P3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0e5ae" fo:background-color="transparent"/>
    </style:style>
    <style:style style:name="P3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93084" fo:background-color="transparent"/>
    </style:style>
    <style:style style:name="P3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13f33" officeooo:paragraph-rsid="0574881e" fo:background-color="transparent"/>
    </style:style>
    <style:style style:name="P3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a0ebe" officeooo:paragraph-rsid="057a0ebe" fo:background-color="transparent"/>
    </style:style>
    <style:style style:name="P367" style:family="paragraph" style:parent-style-name="Heading_20_1">
      <style:paragraph-properties fo:text-align="center" style:justify-single-word="false"/>
    </style:style>
    <style:style style:name="P36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69" style:family="paragraph" style:parent-style-name="Heading_20_2">
      <style:paragraph-properties fo:text-align="center" style:justify-single-word="false"/>
      <style:text-properties officeooo:rsid="0310861e"/>
    </style:style>
    <style:style style:name="P370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98472" fo:background-color="transparent" loext:char-shading-value="0"/>
    </style:style>
    <style:style style:name="T29" style:family="text">
      <style:text-properties officeooo:rsid="034a8d4f" fo:background-color="transparent" loext:char-shading-value="0"/>
    </style:style>
    <style:style style:name="T30" style:family="text">
      <style:text-properties officeooo:rsid="034c5fb2" fo:background-color="transparent" loext:char-shading-value="0"/>
    </style:style>
    <style:style style:name="T31" style:family="text">
      <style:text-properties officeooo:rsid="034e5633" fo:background-color="transparent" loext:char-shading-value="0"/>
    </style:style>
    <style:style style:name="T32" style:family="text">
      <style:text-properties officeooo:rsid="0353fffd" fo:background-color="transparent" loext:char-shading-value="0"/>
    </style:style>
    <style:style style:name="T33" style:family="text">
      <style:text-properties officeooo:rsid="0356184f" fo:background-color="transparent" loext:char-shading-value="0"/>
    </style:style>
    <style:style style:name="T34" style:family="text">
      <style:text-properties officeooo:rsid="03566362" fo:background-color="transparent" loext:char-shading-value="0"/>
    </style:style>
    <style:style style:name="T35" style:family="text">
      <style:text-properties officeooo:rsid="03567091" fo:background-color="transparent" loext:char-shading-value="0"/>
    </style:style>
    <style:style style:name="T36" style:family="text">
      <style:text-properties officeooo:rsid="03b87e91" fo:background-color="transparent" loext:char-shading-value="0"/>
    </style:style>
    <style:style style:name="T37" style:family="text">
      <style:text-properties officeooo:rsid="03bf6ba5" fo:background-color="transparent" loext:char-shading-value="0"/>
    </style:style>
    <style:style style:name="T38" style:family="text">
      <style:text-properties officeooo:rsid="03c13108" fo:background-color="transparent" loext:char-shading-value="0"/>
    </style:style>
    <style:style style:name="T39" style:family="text">
      <style:text-properties officeooo:rsid="03c16161" fo:background-color="transparent" loext:char-shading-value="0"/>
    </style:style>
    <style:style style:name="T40" style:family="text">
      <style:text-properties officeooo:rsid="03c17a40" fo:background-color="transparent" loext:char-shading-value="0"/>
    </style:style>
    <style:style style:name="T41" style:family="text">
      <style:text-properties officeooo:rsid="03c34570" fo:background-color="transparent" loext:char-shading-value="0"/>
    </style:style>
    <style:style style:name="T42" style:family="text">
      <style:text-properties officeooo:rsid="03c9df8d" fo:background-color="transparent" loext:char-shading-value="0"/>
    </style:style>
    <style:style style:name="T43" style:family="text">
      <style:text-properties officeooo:rsid="03cb701d" fo:background-color="transparent" loext:char-shading-value="0"/>
    </style:style>
    <style:style style:name="T44" style:family="text">
      <style:text-properties officeooo:rsid="03cd4346" fo:background-color="transparent" loext:char-shading-value="0"/>
    </style:style>
    <style:style style:name="T45" style:family="text">
      <style:text-properties officeooo:rsid="03d5a92f" fo:background-color="transparent" loext:char-shading-value="0"/>
    </style:style>
    <style:style style:name="T46" style:family="text">
      <style:text-properties officeooo:rsid="03d75ae7" fo:background-color="transparent" loext:char-shading-value="0"/>
    </style:style>
    <style:style style:name="T47" style:family="text">
      <style:text-properties officeooo:rsid="03d9c433" fo:background-color="transparent" loext:char-shading-value="0"/>
    </style:style>
    <style:style style:name="T48" style:family="text">
      <style:text-properties officeooo:rsid="03dba247" fo:background-color="transparent" loext:char-shading-value="0"/>
    </style:style>
    <style:style style:name="T49" style:family="text">
      <style:text-properties officeooo:rsid="03dbe460" fo:background-color="transparent" loext:char-shading-value="0"/>
    </style:style>
    <style:style style:name="T50" style:family="text">
      <style:text-properties officeooo:rsid="03dd2b1a" fo:background-color="transparent" loext:char-shading-value="0"/>
    </style:style>
    <style:style style:name="T51" style:family="text">
      <style:text-properties officeooo:rsid="03dddda6" fo:background-color="transparent" loext:char-shading-value="0"/>
    </style:style>
    <style:style style:name="T52" style:family="text">
      <style:text-properties officeooo:rsid="03de56a5" fo:background-color="transparent" loext:char-shading-value="0"/>
    </style:style>
    <style:style style:name="T53" style:family="text">
      <style:text-properties officeooo:rsid="03df5dae" fo:background-color="transparent" loext:char-shading-value="0"/>
    </style:style>
    <style:style style:name="T54" style:family="text">
      <style:text-properties officeooo:rsid="03e0481b" fo:background-color="transparent" loext:char-shading-value="0"/>
    </style:style>
    <style:style style:name="T55" style:family="text">
      <style:text-properties officeooo:rsid="03e23440" fo:background-color="transparent" loext:char-shading-value="0"/>
    </style:style>
    <style:style style:name="T56" style:family="text">
      <style:text-properties officeooo:rsid="03e37906" fo:background-color="transparent" loext:char-shading-value="0"/>
    </style:style>
    <style:style style:name="T57" style:family="text">
      <style:text-properties officeooo:rsid="03e3d10c" fo:background-color="transparent" loext:char-shading-value="0"/>
    </style:style>
    <style:style style:name="T58" style:family="text">
      <style:text-properties officeooo:rsid="03e46bd3" fo:background-color="transparent" loext:char-shading-value="0"/>
    </style:style>
    <style:style style:name="T59" style:family="text">
      <style:text-properties officeooo:rsid="03e55c1b" fo:background-color="transparent" loext:char-shading-value="0"/>
    </style:style>
    <style:style style:name="T60" style:family="text">
      <style:text-properties officeooo:rsid="03e7526e" fo:background-color="transparent" loext:char-shading-value="0"/>
    </style:style>
    <style:style style:name="T61" style:family="text">
      <style:text-properties officeooo:rsid="03e91e58" fo:background-color="transparent" loext:char-shading-value="0"/>
    </style:style>
    <style:style style:name="T62" style:family="text">
      <style:text-properties officeooo:rsid="03eac18a" fo:background-color="transparent" loext:char-shading-value="0"/>
    </style:style>
    <style:style style:name="T63" style:family="text">
      <style:text-properties officeooo:rsid="03ec47f1" fo:background-color="transparent" loext:char-shading-value="0"/>
    </style:style>
    <style:style style:name="T64" style:family="text">
      <style:text-properties officeooo:rsid="03ecdde0" fo:background-color="transparent" loext:char-shading-value="0"/>
    </style:style>
    <style:style style:name="T65" style:family="text">
      <style:text-properties officeooo:rsid="03f2eaa5" fo:background-color="transparent" loext:char-shading-value="0"/>
    </style:style>
    <style:style style:name="T66" style:family="text">
      <style:text-properties officeooo:rsid="03f5bf2a" fo:background-color="transparent" loext:char-shading-value="0"/>
    </style:style>
    <style:style style:name="T67" style:family="text">
      <style:text-properties officeooo:rsid="051767a4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style:use-window-font-color="true" officeooo:rsid="05231513" fo:background-color="#ffff00" loext:char-shading-value="0"/>
    </style:style>
    <style:style style:name="T172" style:family="text">
      <style:text-properties officeooo:rsid="026e43dc"/>
    </style:style>
    <style:style style:name="T173" style:family="text">
      <style:text-properties officeooo:rsid="029525af"/>
    </style:style>
    <style:style style:name="T174" style:family="text">
      <style:text-properties officeooo:rsid="0295318b"/>
    </style:style>
    <style:style style:name="T175" style:family="text">
      <style:text-properties officeooo:rsid="0299994e"/>
    </style:style>
    <style:style style:name="T176" style:family="text">
      <style:text-properties officeooo:rsid="029a8140"/>
    </style:style>
    <style:style style:name="T177" style:family="text">
      <style:text-properties officeooo:rsid="02a967ff"/>
    </style:style>
    <style:style style:name="T178" style:family="text">
      <style:text-properties officeooo:rsid="02acfaa8"/>
    </style:style>
    <style:style style:name="T179" style:family="text">
      <style:text-properties officeooo:rsid="02b07e75"/>
    </style:style>
    <style:style style:name="T180" style:family="text">
      <style:text-properties officeooo:rsid="02b3865a"/>
    </style:style>
    <style:style style:name="T181" style:family="text">
      <style:text-properties officeooo:rsid="02be8792"/>
    </style:style>
    <style:style style:name="T182" style:family="text">
      <style:text-properties officeooo:rsid="02c3f5ee"/>
    </style:style>
    <style:style style:name="T183" style:family="text">
      <style:text-properties officeooo:rsid="02cd519c"/>
    </style:style>
    <style:style style:name="T184" style:family="text">
      <style:text-properties officeooo:rsid="02d13f68"/>
    </style:style>
    <style:style style:name="T185" style:family="text">
      <style:text-properties officeooo:rsid="02e32391"/>
    </style:style>
    <style:style style:name="T186" style:family="text">
      <style:text-properties officeooo:rsid="02e4b27d"/>
    </style:style>
    <style:style style:name="T187" style:family="text">
      <style:text-properties officeooo:rsid="02e7b0bb"/>
    </style:style>
    <style:style style:name="T188" style:family="text">
      <style:text-properties officeooo:rsid="02e90f55"/>
    </style:style>
    <style:style style:name="T189" style:family="text">
      <style:text-properties officeooo:rsid="02eb28cf"/>
    </style:style>
    <style:style style:name="T190" style:family="text">
      <style:text-properties officeooo:rsid="02ecf391"/>
    </style:style>
    <style:style style:name="T191" style:family="text">
      <style:text-properties officeooo:rsid="02ef9e4c"/>
    </style:style>
    <style:style style:name="T192" style:family="text">
      <style:text-properties officeooo:rsid="02f37207"/>
    </style:style>
    <style:style style:name="T193" style:family="text">
      <style:text-properties officeooo:rsid="02f3fef4"/>
    </style:style>
    <style:style style:name="T194" style:family="text">
      <style:text-properties officeooo:rsid="02f40c6d"/>
    </style:style>
    <style:style style:name="T195" style:family="text">
      <style:text-properties officeooo:rsid="02f44243"/>
    </style:style>
    <style:style style:name="T196" style:family="text">
      <style:text-properties officeooo:rsid="02f87ae3"/>
    </style:style>
    <style:style style:name="T197" style:family="text">
      <style:text-properties officeooo:rsid="02f8cae9"/>
    </style:style>
    <style:style style:name="T198" style:family="text">
      <style:text-properties officeooo:rsid="02fef729"/>
    </style:style>
    <style:style style:name="T199" style:family="text">
      <style:text-properties officeooo:rsid="030143de"/>
    </style:style>
    <style:style style:name="T200" style:family="text">
      <style:text-properties officeooo:rsid="0305d2d6"/>
    </style:style>
    <style:style style:name="T201" style:family="text">
      <style:text-properties officeooo:rsid="0309672d"/>
    </style:style>
    <style:style style:name="T202" style:family="text">
      <style:text-properties officeooo:rsid="030b5782"/>
    </style:style>
    <style:style style:name="T203" style:family="text">
      <style:text-properties officeooo:rsid="030d4f98"/>
    </style:style>
    <style:style style:name="T204" style:family="text">
      <style:text-properties officeooo:rsid="030db7ae"/>
    </style:style>
    <style:style style:name="T205" style:family="text">
      <style:text-properties officeooo:rsid="030fa319"/>
    </style:style>
    <style:style style:name="T206" style:family="text">
      <style:text-properties officeooo:rsid="03107dc6"/>
    </style:style>
    <style:style style:name="T207" style:family="text">
      <style:text-properties officeooo:rsid="0310861e"/>
    </style:style>
    <style:style style:name="T208" style:family="text">
      <style:text-properties officeooo:rsid="01d872e6"/>
    </style:style>
    <style:style style:name="T209" style:family="text">
      <style:text-properties officeooo:rsid="031417ee"/>
    </style:style>
    <style:style style:name="T210" style:family="text">
      <style:text-properties officeooo:rsid="0317f0c9"/>
    </style:style>
    <style:style style:name="T211" style:family="text">
      <style:text-properties officeooo:rsid="031b4b0f"/>
    </style:style>
    <style:style style:name="T212" style:family="text">
      <style:text-properties officeooo:rsid="031c9a5f"/>
    </style:style>
    <style:style style:name="T213" style:family="text">
      <style:text-properties officeooo:rsid="031dae92"/>
    </style:style>
    <style:style style:name="T214" style:family="text">
      <style:text-properties officeooo:rsid="031ed558"/>
    </style:style>
    <style:style style:name="T215" style:family="text">
      <style:text-properties officeooo:rsid="0320ddff"/>
    </style:style>
    <style:style style:name="T216" style:family="text">
      <style:text-properties officeooo:rsid="0322046f"/>
    </style:style>
    <style:style style:name="T217" style:family="text">
      <style:text-properties officeooo:rsid="032309a0"/>
    </style:style>
    <style:style style:name="T218" style:family="text">
      <style:text-properties officeooo:rsid="03243a39"/>
    </style:style>
    <style:style style:name="T219" style:family="text">
      <style:text-properties officeooo:rsid="032445bd"/>
    </style:style>
    <style:style style:name="T220" style:family="text">
      <style:text-properties officeooo:rsid="032526bd"/>
    </style:style>
    <style:style style:name="T221" style:family="text">
      <style:text-properties officeooo:rsid="03317262"/>
    </style:style>
    <style:style style:name="T222" style:family="text">
      <style:text-properties officeooo:rsid="0335f866"/>
    </style:style>
    <style:style style:name="T223" style:family="text">
      <style:text-properties officeooo:rsid="033850f4"/>
    </style:style>
    <style:style style:name="T224" style:family="text">
      <style:text-properties officeooo:rsid="0339883b"/>
    </style:style>
    <style:style style:name="T225" style:family="text">
      <style:text-properties officeooo:rsid="033ae99c"/>
    </style:style>
    <style:style style:name="T226" style:family="text">
      <style:text-properties officeooo:rsid="033e4ca2"/>
    </style:style>
    <style:style style:name="T227" style:family="text">
      <style:text-properties officeooo:rsid="033ef708"/>
    </style:style>
    <style:style style:name="T228" style:family="text">
      <style:text-properties officeooo:rsid="033f2e5e"/>
    </style:style>
    <style:style style:name="T229" style:family="text">
      <style:text-properties officeooo:rsid="03404471"/>
    </style:style>
    <style:style style:name="T230" style:family="text">
      <style:text-properties officeooo:rsid="0342111f"/>
    </style:style>
    <style:style style:name="T231" style:family="text">
      <style:text-properties officeooo:rsid="0343534e"/>
    </style:style>
    <style:style style:name="T232" style:family="text">
      <style:text-properties officeooo:rsid="0344ecec"/>
    </style:style>
    <style:style style:name="T233" style:family="text">
      <style:text-properties officeooo:rsid="0345b7f4"/>
    </style:style>
    <style:style style:name="T234" style:family="text">
      <style:text-properties officeooo:rsid="034ee39a"/>
    </style:style>
    <style:style style:name="T235" style:family="text">
      <style:text-properties officeooo:rsid="03513fb3"/>
    </style:style>
    <style:style style:name="T236" style:family="text">
      <style:text-properties officeooo:rsid="0356184f"/>
    </style:style>
    <style:style style:name="T237" style:family="text">
      <style:text-properties officeooo:rsid="03567091"/>
    </style:style>
    <style:style style:name="T238" style:family="text">
      <style:text-properties officeooo:rsid="03576c89"/>
    </style:style>
    <style:style style:name="T239" style:family="text">
      <style:text-properties officeooo:rsid="0358366c"/>
    </style:style>
    <style:style style:name="T240" style:family="text">
      <style:text-properties officeooo:rsid="0358419e"/>
    </style:style>
    <style:style style:name="T241" style:family="text">
      <style:text-properties officeooo:rsid="035911a6"/>
    </style:style>
    <style:style style:name="T242" style:family="text">
      <style:text-properties officeooo:rsid="035e58de"/>
    </style:style>
    <style:style style:name="T243" style:family="text">
      <style:text-properties officeooo:rsid="03601b1f"/>
    </style:style>
    <style:style style:name="T244" style:family="text">
      <style:text-properties officeooo:rsid="03645774"/>
    </style:style>
    <style:style style:name="T245" style:family="text">
      <style:text-properties officeooo:rsid="001a7ac3"/>
    </style:style>
    <style:style style:name="T246" style:family="text">
      <style:text-properties officeooo:rsid="00229078"/>
    </style:style>
    <style:style style:name="T247" style:family="text">
      <style:text-properties officeooo:rsid="003909c1"/>
    </style:style>
    <style:style style:name="T248" style:family="text">
      <style:text-properties officeooo:rsid="001c8877"/>
    </style:style>
    <style:style style:name="T249" style:family="text">
      <style:text-properties officeooo:rsid="001ee3b7"/>
    </style:style>
    <style:style style:name="T250" style:family="text">
      <style:text-properties officeooo:rsid="0028c4e3"/>
    </style:style>
    <style:style style:name="T251" style:family="text">
      <style:text-properties officeooo:rsid="0024fff9"/>
    </style:style>
    <style:style style:name="T252" style:family="text">
      <style:text-properties officeooo:rsid="002aa211"/>
    </style:style>
    <style:style style:name="T253" style:family="text">
      <style:text-properties officeooo:rsid="00251ea2"/>
    </style:style>
    <style:style style:name="T254" style:family="text">
      <style:text-properties officeooo:rsid="00317aaf"/>
    </style:style>
    <style:style style:name="T255" style:family="text">
      <style:text-properties officeooo:rsid="004603e1"/>
    </style:style>
    <style:style style:name="T256" style:family="text">
      <style:text-properties officeooo:rsid="003a92e7"/>
    </style:style>
    <style:style style:name="T257" style:family="text">
      <style:text-properties officeooo:rsid="004387a9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4387a9" style:font-weight-asian="bold" style:font-weight-complex="bold"/>
    </style:style>
    <style:style style:name="T260" style:family="text">
      <style:text-properties fo:font-weight="bold" officeooo:rsid="00360c91" style:font-weight-asian="bold" style:font-weight-complex="bold"/>
    </style:style>
    <style:style style:name="T261" style:family="text">
      <style:text-properties fo:font-weight="bold" officeooo:rsid="04bb3599" style:font-weight-asian="bold" style:font-weight-complex="bold"/>
    </style:style>
    <style:style style:name="T262" style:family="text">
      <style:text-properties fo:font-weight="bold" officeooo:rsid="002aa211" style:font-weight-asian="bold" style:font-weight-complex="bold"/>
    </style:style>
    <style:style style:name="T263" style:family="text">
      <style:text-properties fo:font-weight="bold" officeooo:rsid="04c0dda7" style:font-weight-asian="bold" style:font-weight-complex="bold"/>
    </style:style>
    <style:style style:name="T264" style:family="text">
      <style:text-properties fo:font-weight="bold" officeooo:rsid="04c2d5cb" style:font-weight-asian="bold" style:font-weight-complex="bold"/>
    </style:style>
    <style:style style:name="T265" style:family="text">
      <style:text-properties fo:font-weight="bold" officeooo:rsid="04e20ad0" style:font-weight-asian="bold" style:font-weight-complex="bold"/>
    </style:style>
    <style:style style:name="T266" style:family="text">
      <style:text-properties fo:font-weight="bold" officeooo:rsid="04f45e20" style:font-weight-asian="bold" style:font-weight-complex="bold"/>
    </style:style>
    <style:style style:name="T267" style:family="text">
      <style:text-properties officeooo:rsid="036c9346"/>
    </style:style>
    <style:style style:name="T268" style:family="text">
      <style:text-properties officeooo:rsid="03793a94"/>
    </style:style>
    <style:style style:name="T269" style:family="text">
      <style:text-properties officeooo:rsid="037dfb10"/>
    </style:style>
    <style:style style:name="T270" style:family="text">
      <style:text-properties officeooo:rsid="037e5239"/>
    </style:style>
    <style:style style:name="T271" style:family="text">
      <style:text-properties officeooo:rsid="0380e794"/>
    </style:style>
    <style:style style:name="T272" style:family="text">
      <style:text-properties officeooo:rsid="03850522"/>
    </style:style>
    <style:style style:name="T273" style:family="text">
      <style:text-properties officeooo:rsid="0389f902"/>
    </style:style>
    <style:style style:name="T274" style:family="text">
      <style:text-properties officeooo:rsid="038aface"/>
    </style:style>
    <style:style style:name="T275" style:family="text">
      <style:text-properties officeooo:rsid="038c30c3"/>
    </style:style>
    <style:style style:name="T276" style:family="text">
      <style:text-properties officeooo:rsid="038d95df"/>
    </style:style>
    <style:style style:name="T277" style:family="text">
      <style:text-properties officeooo:rsid="039363f1"/>
    </style:style>
    <style:style style:name="T278" style:family="text">
      <style:text-properties officeooo:rsid="0393f903"/>
    </style:style>
    <style:style style:name="T279" style:family="text">
      <style:text-properties fo:background-color="#ffffff" loext:char-shading-value="0"/>
    </style:style>
    <style:style style:name="T280" style:family="text">
      <style:text-properties officeooo:rsid="0393f903" fo:background-color="#ffffff" loext:char-shading-value="0"/>
    </style:style>
    <style:style style:name="T281" style:family="text">
      <style:text-properties officeooo:rsid="03b39402" fo:background-color="#ffffff" loext:char-shading-value="0"/>
    </style:style>
    <style:style style:name="T282" style:family="text">
      <style:text-properties officeooo:rsid="043028e6" fo:background-color="#ffffff" loext:char-shading-value="0"/>
    </style:style>
    <style:style style:name="T283" style:family="text">
      <style:text-properties officeooo:rsid="043499de" fo:background-color="#ffffff" loext:char-shading-value="0"/>
    </style:style>
    <style:style style:name="T284" style:family="text">
      <style:text-properties officeooo:rsid="0395c9c1"/>
    </style:style>
    <style:style style:name="T285" style:family="text">
      <style:text-properties officeooo:rsid="039b99af"/>
    </style:style>
    <style:style style:name="T286" style:family="text">
      <style:text-properties officeooo:rsid="039f045b"/>
    </style:style>
    <style:style style:name="T287" style:family="text">
      <style:text-properties officeooo:rsid="039f7662"/>
    </style:style>
    <style:style style:name="T288" style:family="text">
      <style:text-properties officeooo:rsid="03a0eb10"/>
    </style:style>
    <style:style style:name="T289" style:family="text">
      <style:text-properties officeooo:rsid="03a33e9c"/>
    </style:style>
    <style:style style:name="T290" style:family="text">
      <style:text-properties officeooo:rsid="03a52bd6"/>
    </style:style>
    <style:style style:name="T291" style:family="text">
      <style:text-properties officeooo:rsid="03a8d313"/>
    </style:style>
    <style:style style:name="T292" style:family="text">
      <style:text-properties officeooo:rsid="03aaad60"/>
    </style:style>
    <style:style style:name="T293" style:family="text">
      <style:text-properties officeooo:rsid="03acb48b"/>
    </style:style>
    <style:style style:name="T294" style:family="text">
      <style:text-properties officeooo:rsid="03ae3867"/>
    </style:style>
    <style:style style:name="T295" style:family="text">
      <style:text-properties officeooo:rsid="03b00857"/>
    </style:style>
    <style:style style:name="T296" style:family="text">
      <style:text-properties officeooo:rsid="03b1c398"/>
    </style:style>
    <style:style style:name="T297" style:family="text">
      <style:text-properties officeooo:rsid="03b39402"/>
    </style:style>
    <style:style style:name="T298" style:family="text">
      <style:text-properties officeooo:rsid="03b5d75a"/>
    </style:style>
    <style:style style:name="T299" style:family="text">
      <style:text-properties officeooo:rsid="03b7c840"/>
    </style:style>
    <style:style style:name="T300" style:family="text">
      <style:text-properties officeooo:rsid="03b87e91"/>
    </style:style>
    <style:style style:name="T301" style:family="text">
      <style:text-properties officeooo:rsid="03bb6800"/>
    </style:style>
    <style:style style:name="T302" style:family="text">
      <style:text-properties officeooo:rsid="03bd27ce"/>
    </style:style>
    <style:style style:name="T303" style:family="text">
      <style:text-properties officeooo:rsid="03bf6ba5"/>
    </style:style>
    <style:style style:name="T304" style:family="text">
      <style:text-properties officeooo:rsid="03c34570"/>
    </style:style>
    <style:style style:name="T305" style:family="text">
      <style:text-properties officeooo:rsid="03c6080c"/>
    </style:style>
    <style:style style:name="T306" style:family="text">
      <style:text-properties officeooo:rsid="03cdfd50"/>
    </style:style>
    <style:style style:name="T307" style:family="text">
      <style:text-properties officeooo:rsid="03ce1e27"/>
    </style:style>
    <style:style style:name="T308" style:family="text">
      <style:text-properties officeooo:rsid="03cf7310"/>
    </style:style>
    <style:style style:name="T309" style:family="text">
      <style:text-properties officeooo:rsid="03d09904"/>
    </style:style>
    <style:style style:name="T310" style:family="text">
      <style:text-properties officeooo:rsid="03d25074"/>
    </style:style>
    <style:style style:name="T311" style:family="text">
      <style:text-properties officeooo:rsid="03ee20ff"/>
    </style:style>
    <style:style style:name="T312" style:family="text">
      <style:text-properties officeooo:rsid="03ef6eb9"/>
    </style:style>
    <style:style style:name="T313" style:family="text">
      <style:text-properties officeooo:rsid="03f5bf2a"/>
    </style:style>
    <style:style style:name="T314" style:family="text">
      <style:text-properties officeooo:rsid="03fa821a"/>
    </style:style>
    <style:style style:name="T315" style:family="text">
      <style:text-properties officeooo:rsid="03fb1d16"/>
    </style:style>
    <style:style style:name="T316" style:family="text">
      <style:text-properties officeooo:rsid="03fc4231"/>
    </style:style>
    <style:style style:name="T317" style:family="text">
      <style:text-properties officeooo:rsid="03fd8b27"/>
    </style:style>
    <style:style style:name="T318" style:family="text">
      <style:text-properties officeooo:rsid="03fe8238"/>
    </style:style>
    <style:style style:name="T319" style:family="text">
      <style:text-properties officeooo:rsid="040138de"/>
    </style:style>
    <style:style style:name="T320" style:family="text">
      <style:text-properties officeooo:rsid="040d264a"/>
    </style:style>
    <style:style style:name="T321" style:family="text">
      <style:text-properties officeooo:rsid="040f1ff9"/>
    </style:style>
    <style:style style:name="T322" style:family="text">
      <style:text-properties officeooo:rsid="04159598"/>
    </style:style>
    <style:style style:name="T323" style:family="text">
      <style:text-properties officeooo:rsid="0421d579"/>
    </style:style>
    <style:style style:name="T324" style:family="text">
      <style:text-properties officeooo:rsid="04238c0f"/>
    </style:style>
    <style:style style:name="T325" style:family="text">
      <style:text-properties officeooo:rsid="0424f8a8"/>
    </style:style>
    <style:style style:name="T326" style:family="text">
      <style:text-properties officeooo:rsid="04260644"/>
    </style:style>
    <style:style style:name="T327" style:family="text">
      <style:text-properties officeooo:rsid="0427e5bf"/>
    </style:style>
    <style:style style:name="T328" style:family="text">
      <style:text-properties officeooo:rsid="042b2f1e"/>
    </style:style>
    <style:style style:name="T329" style:family="text">
      <style:text-properties officeooo:rsid="042dd754"/>
    </style:style>
    <style:style style:name="T330" style:family="text">
      <style:text-properties officeooo:rsid="043028e6"/>
    </style:style>
    <style:style style:name="T331" style:family="text">
      <style:text-properties officeooo:rsid="043499de"/>
    </style:style>
    <style:style style:name="T332" style:family="text">
      <style:text-properties officeooo:rsid="0439269c"/>
    </style:style>
    <style:style style:name="T333" style:family="text">
      <style:text-properties officeooo:rsid="04444f57"/>
    </style:style>
    <style:style style:name="T334" style:family="text">
      <style:text-properties officeooo:rsid="0444b8d6"/>
    </style:style>
    <style:style style:name="T335" style:family="text">
      <style:text-properties officeooo:rsid="04485648"/>
    </style:style>
    <style:style style:name="T336" style:family="text">
      <style:text-properties officeooo:rsid="0449caf6"/>
    </style:style>
    <style:style style:name="T337" style:family="text">
      <style:text-properties officeooo:rsid="044a7ae6"/>
    </style:style>
    <style:style style:name="T338" style:family="text">
      <style:text-properties officeooo:rsid="044c1b45"/>
    </style:style>
    <style:style style:name="T339" style:family="text">
      <style:text-properties officeooo:rsid="045233b0"/>
    </style:style>
    <style:style style:name="T340" style:family="text">
      <style:text-properties officeooo:rsid="04591176"/>
    </style:style>
    <style:style style:name="T341" style:family="text">
      <style:text-properties officeooo:rsid="045dac53"/>
    </style:style>
    <style:style style:name="T342" style:family="text">
      <style:text-properties officeooo:rsid="045e3506"/>
    </style:style>
    <style:style style:name="T343" style:family="text">
      <style:text-properties officeooo:rsid="045e7b01"/>
    </style:style>
    <style:style style:name="T344" style:family="text">
      <style:text-properties officeooo:rsid="04620783"/>
    </style:style>
    <style:style style:name="T345" style:family="text">
      <style:text-properties officeooo:rsid="0463e9d5"/>
    </style:style>
    <style:style style:name="T346" style:family="text">
      <style:text-properties officeooo:rsid="04673c3a"/>
    </style:style>
    <style:style style:name="T347" style:family="text">
      <style:text-properties officeooo:rsid="04692091"/>
    </style:style>
    <style:style style:name="T348" style:family="text">
      <style:text-properties officeooo:rsid="046a3ac4"/>
    </style:style>
    <style:style style:name="T349" style:family="text">
      <style:text-properties officeooo:rsid="046b02a6"/>
    </style:style>
    <style:style style:name="T350" style:family="text">
      <style:text-properties officeooo:rsid="046bf301"/>
    </style:style>
    <style:style style:name="T351" style:family="text">
      <style:text-properties officeooo:rsid="046d8807"/>
    </style:style>
    <style:style style:name="T352" style:family="text">
      <style:text-properties officeooo:rsid="04714981"/>
    </style:style>
    <style:style style:name="T353" style:family="text">
      <style:text-properties officeooo:rsid="047534bf"/>
    </style:style>
    <style:style style:name="T354" style:family="text">
      <style:text-properties officeooo:rsid="04786961"/>
    </style:style>
    <style:style style:name="T355" style:family="text">
      <style:text-properties officeooo:rsid="047a71b8"/>
    </style:style>
    <style:style style:name="T356" style:family="text">
      <style:text-properties officeooo:rsid="047d8622"/>
    </style:style>
    <style:style style:name="T357" style:family="text">
      <style:text-properties officeooo:rsid="0480e0dc"/>
    </style:style>
    <style:style style:name="T358" style:family="text">
      <style:text-properties officeooo:rsid="048cce79"/>
    </style:style>
    <style:style style:name="T359" style:family="text">
      <style:text-properties officeooo:rsid="0490e30f"/>
    </style:style>
    <style:style style:name="T360" style:family="text">
      <style:text-properties officeooo:rsid="0491cf48"/>
    </style:style>
    <style:style style:name="T361" style:family="text">
      <style:text-properties officeooo:rsid="0492d5c7"/>
    </style:style>
    <style:style style:name="T362" style:family="text">
      <style:text-properties officeooo:rsid="04971f07"/>
    </style:style>
    <style:style style:name="T363" style:family="text">
      <style:text-properties officeooo:rsid="04992556"/>
    </style:style>
    <style:style style:name="T364" style:family="text">
      <style:text-properties officeooo:rsid="04998269"/>
    </style:style>
    <style:style style:name="T365" style:family="text">
      <style:text-properties officeooo:rsid="049bd461"/>
    </style:style>
    <style:style style:name="T366" style:family="text">
      <style:text-properties officeooo:rsid="04a34630"/>
    </style:style>
    <style:style style:name="T367" style:family="text">
      <style:text-properties officeooo:rsid="04a4ed00"/>
    </style:style>
    <style:style style:name="T368" style:family="text">
      <style:text-properties officeooo:rsid="04a75fc8"/>
    </style:style>
    <style:style style:name="T369" style:family="text">
      <style:text-properties officeooo:rsid="04ac1c73"/>
    </style:style>
    <style:style style:name="T370" style:family="text">
      <style:text-properties officeooo:rsid="04afdfb7"/>
    </style:style>
    <style:style style:name="T371" style:family="text">
      <style:text-properties officeooo:rsid="04b3f312"/>
    </style:style>
    <style:style style:name="T372" style:family="text">
      <style:text-properties officeooo:rsid="04b6239e"/>
    </style:style>
    <style:style style:name="T373" style:family="text">
      <style:text-properties officeooo:rsid="04b8ce44"/>
    </style:style>
    <style:style style:name="T374" style:family="text">
      <style:text-properties officeooo:rsid="04ba7a20"/>
    </style:style>
    <style:style style:name="T375" style:family="text">
      <style:text-properties officeooo:rsid="04bb3599"/>
    </style:style>
    <style:style style:name="T376" style:family="text">
      <style:text-properties officeooo:rsid="04c0dda7"/>
    </style:style>
    <style:style style:name="T377" style:family="text">
      <style:text-properties officeooo:rsid="04c157d0"/>
    </style:style>
    <style:style style:name="T378" style:family="text">
      <style:text-properties officeooo:rsid="04c2d5cb"/>
    </style:style>
    <style:style style:name="T379" style:family="text">
      <style:text-properties officeooo:rsid="04c4662e"/>
    </style:style>
    <style:style style:name="T380" style:family="text">
      <style:text-properties officeooo:rsid="04c4bd04"/>
    </style:style>
    <style:style style:name="T381" style:family="text">
      <style:text-properties officeooo:rsid="04c63388"/>
    </style:style>
    <style:style style:name="T382" style:family="text">
      <style:text-properties officeooo:rsid="04c86efb"/>
    </style:style>
    <style:style style:name="T383" style:family="text">
      <style:text-properties officeooo:rsid="04cbf031"/>
    </style:style>
    <style:style style:name="T384" style:family="text">
      <style:text-properties officeooo:rsid="04ceca88"/>
    </style:style>
    <style:style style:name="T385" style:family="text">
      <style:text-properties officeooo:rsid="04d06a28"/>
    </style:style>
    <style:style style:name="T386" style:family="text">
      <style:text-properties officeooo:rsid="04d60b90"/>
    </style:style>
    <style:style style:name="T387" style:family="text">
      <style:text-properties officeooo:rsid="04d9de93"/>
    </style:style>
    <style:style style:name="T388" style:family="text">
      <style:text-properties officeooo:rsid="04db5f5b"/>
    </style:style>
    <style:style style:name="T389" style:family="text">
      <style:text-properties officeooo:rsid="04dc90fd"/>
    </style:style>
    <style:style style:name="T390" style:family="text">
      <style:text-properties officeooo:rsid="04e07de7"/>
    </style:style>
    <style:style style:name="T391" style:family="text">
      <style:text-properties officeooo:rsid="04e11e84"/>
    </style:style>
    <style:style style:name="T392" style:family="text">
      <style:text-properties officeooo:rsid="04e20ad0"/>
    </style:style>
    <style:style style:name="T393" style:family="text">
      <style:text-properties officeooo:rsid="04e23c8f"/>
    </style:style>
    <style:style style:name="T394" style:family="text">
      <style:text-properties officeooo:rsid="04e3a9bc"/>
    </style:style>
    <style:style style:name="T395" style:family="text">
      <style:text-properties officeooo:rsid="04e7c0d1"/>
    </style:style>
    <style:style style:name="T396" style:family="text">
      <style:text-properties officeooo:rsid="04ecdb89"/>
    </style:style>
    <style:style style:name="T397" style:family="text">
      <style:text-properties officeooo:rsid="04f197bc"/>
    </style:style>
    <style:style style:name="T398" style:family="text">
      <style:text-properties officeooo:rsid="04f6d3cd"/>
    </style:style>
    <style:style style:name="T399" style:family="text">
      <style:text-properties officeooo:rsid="04f8d1cb"/>
    </style:style>
    <style:style style:name="T400" style:family="text">
      <style:text-properties officeooo:rsid="04fa4ef6"/>
    </style:style>
    <style:style style:name="T401" style:family="text">
      <style:text-properties officeooo:rsid="04fe019e"/>
    </style:style>
    <style:style style:name="T402" style:family="text">
      <style:text-properties officeooo:rsid="04ff78fb"/>
    </style:style>
    <style:style style:name="T403" style:family="text">
      <style:text-properties officeooo:rsid="050baa34"/>
    </style:style>
    <style:style style:name="T404" style:family="text">
      <style:text-properties officeooo:rsid="050d734b"/>
    </style:style>
    <style:style style:name="T405" style:family="text">
      <style:text-properties officeooo:rsid="050df533"/>
    </style:style>
    <style:style style:name="T406" style:family="text">
      <style:text-properties officeooo:rsid="050f8671"/>
    </style:style>
    <style:style style:name="T407" style:family="text">
      <style:text-properties officeooo:rsid="05106890"/>
    </style:style>
    <style:style style:name="T408" style:family="text">
      <style:text-properties officeooo:rsid="05122fc2"/>
    </style:style>
    <style:style style:name="T409" style:family="text">
      <style:text-properties officeooo:rsid="0513a41f"/>
    </style:style>
    <style:style style:name="T410" style:family="text">
      <style:text-properties officeooo:rsid="0515908f"/>
    </style:style>
    <style:style style:name="T411" style:family="text">
      <style:text-properties officeooo:rsid="051c2b60"/>
    </style:style>
    <style:style style:name="T412" style:family="text">
      <style:text-properties officeooo:rsid="05231513"/>
    </style:style>
    <style:style style:name="T413" style:family="text">
      <style:text-properties officeooo:rsid="05285ef6"/>
    </style:style>
    <style:style style:name="T414" style:family="text">
      <style:text-properties officeooo:rsid="05298756"/>
    </style:style>
    <style:style style:name="T415" style:family="text">
      <style:text-properties officeooo:rsid="052ab369"/>
    </style:style>
    <style:style style:name="T416" style:family="text">
      <style:text-properties officeooo:rsid="052d5d1c"/>
    </style:style>
    <style:style style:name="T417" style:family="text">
      <style:text-properties officeooo:rsid="052f9b69"/>
    </style:style>
    <style:style style:name="T418" style:family="text">
      <style:text-properties officeooo:rsid="053021ee"/>
    </style:style>
    <style:style style:name="T419" style:family="text">
      <style:text-properties officeooo:rsid="05326d57"/>
    </style:style>
    <style:style style:name="T420" style:family="text">
      <style:text-properties officeooo:rsid="0535da01"/>
    </style:style>
    <style:style style:name="T421" style:family="text">
      <style:text-properties officeooo:rsid="05462bd7"/>
    </style:style>
    <style:style style:name="T422" style:family="text">
      <style:text-properties officeooo:rsid="054969a5"/>
    </style:style>
    <style:style style:name="T423" style:family="text">
      <style:text-properties officeooo:rsid="054ad76b"/>
    </style:style>
    <style:style style:name="T424" style:family="text">
      <style:text-properties officeooo:rsid="054f657c"/>
    </style:style>
    <style:style style:name="T425" style:family="text">
      <style:text-properties officeooo:rsid="0550a217"/>
    </style:style>
    <style:style style:name="T426" style:family="text">
      <style:text-properties officeooo:rsid="055b605e"/>
    </style:style>
    <style:style style:name="T427" style:family="text">
      <style:text-properties officeooo:rsid="0562f9a4"/>
    </style:style>
    <style:style style:name="T428" style:family="text">
      <style:text-properties officeooo:rsid="0563f9db"/>
    </style:style>
    <style:style style:name="T429" style:family="text">
      <style:text-properties officeooo:rsid="056b0610"/>
    </style:style>
    <style:style style:name="T430" style:family="text">
      <style:text-properties officeooo:rsid="0570e5ae"/>
    </style:style>
    <style:style style:name="T431" style:family="text">
      <style:text-properties officeooo:rsid="05713f33"/>
    </style:style>
    <style:style style:name="T432" style:family="text">
      <style:text-properties officeooo:rsid="0572c26f"/>
    </style:style>
    <style:style style:name="T433" style:family="text">
      <style:text-properties officeooo:rsid="0574881e"/>
    </style:style>
    <style:style style:name="T434" style:family="text">
      <style:text-properties officeooo:rsid="057930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7" text:outline-level="1">Семь вечностей</text:h>
      <text:p text:style-name="P11">(<text:span text:style-name="T119">ниспада</text:span>ющее безумие)</text:p>
      <text:p text:style-name="P1"/>
      <text:h text:style-name="P369" text:outline-level="2">1</text:h>
      <text:p text:style-name="P154">009 Sound System – DreamScape <text:span text:style-name="T148">(https://www.youtube.com/watch?v=TKfS5zVfGBc)</text:span></text:p>
      <text:p text:style-name="P2"><text:span text:style-name="T6">Грымза</text:span> поднесла блюдце<text:span text:style-name="T419"> </text:span>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24"/>
      <text:p text:style-name="P325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68" text:outline-level="1">Mark Knopfler - Marbletown - Córdoba 2010 </text:h>
      <text:p text:style-name="P60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4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344">&lt;<text:span text:style-name="T126">одеяло?</text:span>&gt;</text:p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4">ывает</text:span>, с размаху усевшись на <text:span text:style-name="T75">мешок</text:span>. Тот жалобно скрип<text:span text:style-name="T274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4">ает</text:span> ко мне и, поддев мордой, перев<text:span text:style-name="T274">одит</text:span> в сидячее положение.</text:p>
      <text:p text:style-name="P23"><text:span text:style-name="T75">Мешок</text:span>, облегчённо крякнув, выва<text:span text:style-name="T274">ливает</text:span> половину содержимого на землю.</text:p>
      <text:p text:style-name="P23"/>
      <text:p text:style-name="P301"><text:soft-page-break/><text:span text:style-name="T267">Три дня</text:span>! <text:span text:style-name="T267">Три</text:span> грёбаны<text:span text:style-name="T267">х</text:span> <text:span text:style-name="T267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6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300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5"><text:span text:style-name="T200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3">аться</text:span> Дейдре, Хуман? Ведь всё так неплохо шло…</text:p>
      <text:p text:style-name="P64"/>
      <text:p text:style-name="P67">***</text:p>
      <text:p text:style-name="P322">&lt;<text:span text:style-name="T126">Добавить статуэтку Селестии</text:span>&gt;</text:p>
      <text:p text:style-name="P64">...</text:p>
      <text:p text:style-name="P68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8"/>
      <text:p text:style-name="P115">Мы обернулись на голос и узрели с полдюжины коп<text:span text:style-name="T97">и</text:span>й, чуть ли не утк<text:span text:style-name="T401">нувш</text:span>ихся нам в носы.</text:p>
      <text:p text:style-name="P115"/>
      <text:p text:style-name="P117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7"/>
      <text:p text:style-name="P118"><text:soft-page-break/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8"/>
      <text:p text:style-name="P123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9">В <text:span text:style-name="T366">незащищённую бронёй шею </text:span>Джет упирал<text:span text:style-name="T366">ось</text:span> копьё крохотной поньки с гривой ёршиком. <text:span text:style-name="T268">&lt;</text:span><text:span text:style-name="T136">Развернуть характер Лейлы Блум</text:span><text:span text:style-name="T268">&gt;</text:span></text:p>
      <text:p text:style-name="P119"/>
      <text:p text:style-name="P119">- Хорошая попытка, <text:span text:style-name="T191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9"/>
      <text:p text:style-name="P120">Тут до меня дошло, что крыльев у этих оборванцев не наблюдается.</text:p>
      <text:p text:style-name="P120"/>
      <text:p text:style-name="P121">- Молодец, Лейла! - похвалила козявку пони из подоспевшей группы. Одета она была в <text:span text:style-name="T367">ржавьё</text:span> чуть почище, чем у остальных, а её грива была собрана в пучок и перехвачена тесёмкой.<text:span text:style-name="T268">&lt;</text:span><text:span text:style-name="T136">Шляпа с яблоком</text:span><text:span text:style-name="T268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21"/>
      <text:p text:style-name="P121">Та мрачно стояла, сцепив зубы.</text:p>
      <text:p text:style-name="P120"/>
      <text:p text:style-name="P120">- За меня могут заплатить хороший выкуп, - наконец, <text:span text:style-name="T19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20"/>
      <text:p text:style-name="P122">Её собеседница только хмыкнула.</text:p>
      <text:p text:style-name="P122"/>
      <text:p text:style-name="P122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5"/>
      <text:p text:style-name="P126">…</text:p>
      <text:p text:style-name="P139"/>
      <text:p text:style-name="P142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<text:soft-page-break/>поглубже, желательно закрыв за собой бронированную дверь и повернув штурвал ригеля на три поворота.</text:p>
      <text:p text:style-name="P142"/>
      <text:p text:style-name="P142">…</text:p>
      <text:p text:style-name="P142"/>
      <text:p text:style-name="P138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8"/>
      <text:p text:style-name="P149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248">Поняха с недоверием смотрела на меня.</text:p>
      <text:p text:style-name="P148"/>
      <text:p text:style-name="P141">- <text:span text:style-name="T118">Хум, т</text:span>ы прикалываешься? Или та <text:span text:style-name="T270">п</text:span>о<text:span text:style-name="T270">л</text:span>оманая пегаска таки права, и ты действительно ни<text:span text:style-name="T175">чего</text:span> не <text:span text:style-name="T146">помнишь</text:span>?</text:p>
      <text:p text:style-name="P141"/>
      <text:p text:style-name="P143">Пон<text:span text:style-name="T143">ька</text:span> принялась загибать копыта, делая сброс через каждую пару:</text:p>
      <text:p text:style-name="P143"/>
      <text:p text:style-name="P144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4"/>
      <text:p text:style-name="P144">…<text:span text:style-name="T144">Я истерически рассмеялся…</text:span></text:p>
      <text:p text:style-name="P144"/>
      <text:p text:style-name="P143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50"/>
      <text:p text:style-name="P151">Поняха с надеждой посмотрела на меня. Я с огромным облегчением отрицательно помотал головой.</text:p>
      <text:p text:style-name="P143"/>
      <text:p text:style-name="P145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5"><text:soft-page-break/></text:p>
      <text:p text:style-name="P243">Дейдра мечтательно вздохнула.</text:p>
      <text:p text:style-name="P242"/>
      <text:p text:style-name="P242"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28"/>
      <text:p text:style-name="P244">Я упорно помотал головой. <text:span text:style-name="T172">Дейдра пристально уставилась на меня, пытаясь рассмотреть мой талант. Наконец она ухмыльнулась кривой улыбкой.</text:span></text:p>
      <text:p text:style-name="P147"/>
      <text:p text:style-name="P146">- И, наконец, в-четвёртых, <text:span text:style-name="T178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span></text:p>
      <text:p text:style-name="P141">- <text:span text:style-name="T173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45"/>
      <text:p text:style-name="P246">Розовая поняха заметно поскучнела.</text:p>
      <text:p text:style-name="P125"/>
      <text:p text:style-name="P125">- <text:span text:style-name="T174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4"/>
      <text:p text:style-name="P132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31"/>
      <text:p text:style-name="P127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7"/>
      <text:p text:style-name="P297">Я <text:span text:style-name="T201">улыбнулся и </text:span>понимающе покачал головой. <text:span text:style-name="T202">Всё-таки между людьми и пони намного больше общего, чем тебе казалось, Хуман!</text:span></text:p>
      <text:p text:style-name="P299">Дейдра уныло свесила голову.</text:p>
      <text:p text:style-name="P133"><text:soft-page-break/></text:p>
      <text:p text:style-name="P133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3"/>
      <text:p text:style-name="P134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7"/>
      <text:p text:style-name="P127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7"/>
      <text:p text:style-name="P135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34"/>
      <text:p text:style-name="P134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6"/>
      <text:p text:style-name="P136">Кобылка завела глаза, сложила губы бантиком и произнесла фальцетом:</text:p>
      <text:p text:style-name="P136"/>
      <text:p text:style-name="P137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6"/>
      <text:p text:style-name="P136">Дейдра с чувством приложилась лбом о стол. <text:span text:style-name="T176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6"/>
      <text:p text:style-name="P134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4"/>
      <text:p text:style-name="P140"><text:span text:style-name="T110">Вместе с храпом изо рта самой великой пиратки вылетело три розовых пузыря. </text:span>Поняха явно перебрала с алкоголем.</text:p>
      <text:p text:style-name="P134"/>
      <text:p text:style-name="P130">…</text:p>
      <text:p text:style-name="P130"><text:soft-page-break/></text:p>
      <text:p text:style-name="P253">Положение единственного человека в обществе пони имеет свои преимущества, <text:span text:style-name="T180">Хуман</text:span>! Нет, не то, что чокнутые на всю голову поняхи рассматривают тебя как кандидата на <text:span text:style-name="T180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55"/>
      <text:p text:style-name="P256">Поэтому полночь застала меня тыкающимся во все <text:span text:style-name="T185">углы </text:span>в поисках <text:span text:style-name="T182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54"/>
      <text:p text:style-name="P249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49">- Мн-мн-хррр, - сонно чавкала пегаска, пуская слюни. - <text:span text:style-name="T177">Гороховый суп закончился. Пюре будет через полчаса. Не ломайте лавки, пожалуйста… А? Что?</text:span></text:p>
      <text:p text:style-name="P152"/>
      <text:p text:style-name="P250">Я шёлкнул пегаску по носу.</text:p>
      <text:p text:style-name="P250">- Вставай! Надо сматываться. <text:span text:style-name="T179">Дейдра хочет сделать меня своим фаворитом. У меня плохие предчувствия на этот счёт.</text:span></text:p>
      <text:p text:style-name="P250"/>
      <text:p text:style-name="P252">Пегаска <text:span text:style-name="T183">поднялась</text:span>, потирая нос копытом. <text:span text:style-name="T184">Рваное одеяло сползло с её тела и в нос мне ударил кислый запах. </text:span></text:p>
      <text:p text:style-name="P260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52">- <text:span text:style-name="T368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52"/>
      <text:p text:style-name="P252">…</text:p>
      <text:p text:style-name="P252"/>
      <text:p text:style-name="P258">Очертания большого зала едва угадывались в тусклом свете остывающих углей камина. <text:span text:style-name="T186">В дальнем углу темнела заветная дверь. Всего двадцать шагов – и ты на свободе, Хуман!</text:span></text:p>
      <text:p text:style-name="P259"/>
      <text:p text:style-name="P259">Есть только одно маленькое “но”.</text:p>
      <text:p text:style-name="P259">Эти двадцать шагов заполнены валяющимися вповалку, храпящими, <text:span text:style-name="T188">чмокающими, сопящими</text:span> и дёргающими<text:span text:style-name="T188">ся</text:span> во сне пони.</text:p>
      <text:p text:style-name="P252"><text:soft-page-break/></text:p>
      <text:p text:style-name="P252">- <text:span text:style-name="T186">Ты чего остановился? - пихнула меня головой в спину Джет. - Надо торопиться, пока не рассвело!</text:span></text:p>
      <text:p text:style-name="P251"/>
      <text:p text:style-name="P261">Я обреченно вздохнул, выбрал на полу место, свободное от понеконечностей и поставил туда ногу.</text:p>
      <text:p text:style-name="P262">Почти попал. Светло-коричневая пони ойкнула и сжалась во сне, когда я наступил ей на хвост.</text:p>
      <text:p text:style-name="P262">Теперь уже не время для размусоливаний! Отбросив осторожность, я быстрым шагом, <text:span text:style-name="T189">балансируя на носках и </text:span>выискивая свободные клочки пола, пробрался к выходу. <text:span text:style-name="T189">Балерина на пуантах позавидовала бы твоей грациозности, Хуман!</text:span></text:p>
      <text:p text:style-name="P262"/>
      <text:p text:style-name="P263">Позади меня послышалось топанье, череда взвизгиваний и возни, нарастающая, подобно <text:span text:style-name="T190">прибою.</text:span></text:p>
      <text:p text:style-name="P264">Джет невозмутимо торила свой путь прямо по ногам, туловищам и хвостам распластавшихся на полу пони.</text:p>
      <text:p text:style-name="P116"/>
      <text:p text:style-name="P116">- <text:span text:style-name="T190">Ты рехнулась? - зашипел на неё я, - надо ж осторожно!</text:span></text:p>
      <text:p text:style-name="P116">- <text:span text:style-name="T19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6"/>
      <text:p text:style-name="P265">Фейспалм был такой силы, что больше походил на пощёчину самому себе. <text:span text:style-name="T19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65"/>
      <text:p text:style-name="P267">Я остервенело дёргал ручку двери, ощущая затылком просыпающийся зал.</text:p>
      <text:p text:style-name="P265">- <text:span text:style-name="T193">Закрыто, блин! - я дёрнул ещё сильнее и приложился задницой о пол, сжимая в руке оторванную ручку.</text:span></text:p>
      <text:p text:style-name="P266"/>
      <text:p text:style-name="P266">- <text:span text:style-name="T194">Хум</text:span><text:span text:style-name="T157">, подвинься!</text:span></text:p>
      <text:p text:style-name="P268">Пегаска оттеснила меня крупом и повернулась к двери задом.</text:p>
      <text:p text:style-name="P265"/>
      <text:p text:style-name="P345">БАБАХ!!!</text:p>
      <text:p text:style-name="P345"/>
      <text:p text:style-name="P346">Я ошалело смотрел на дверь, вылетевшую вместе с косяком во двор.</text:p>
      <text:p text:style-name="P346"/>
      <text:p text:style-name="P346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5">Всё равно как дать ребёнку ложку и увидеть, как он завяжет её бантиком.</text:span></text:p>
      <text:p text:style-name="P346">- <text:span text:style-name="T195">Ага. - ухмыльнулась Джет. - Я — крутая! По заднему джебу мне нет равных на нашем облаке и двух соседних!</text:span></text:p>
      <text:p text:style-name="P350"><text:soft-page-break/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47"/>
      <text:p text:style-name="P351">Мои ноги обнимала Дейдра, улыбаясь мне хищной улыбкой.</text:p>
      <text:p text:style-name="P349"/>
      <text:p text:style-name="P349">- <text:span text:style-name="T195">И, кстати, чтобы открыть её, достаточно было просто отодвинуть засов.</text:span></text:p>
      <text:p text:style-name="P351"/>
      <text:p text:style-name="P357">В забеге на первенство тупости ты уверенно дог<text:span text:style-name="T223">о</text:span>няешь пегаску, Хуман!</text:p>
      <text:p text:style-name="P358">Я криво улыбнулся Дейдре.</text:p>
      <text:p text:style-name="P357"/>
      <text:p text:style-name="P358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<text:span text:style-name="T420">т</text:span>стань, пожалуйста…</text:p>
      <text:p text:style-name="P356"/>
      <text:p text:style-name="P359">Я сразу понял, что улыбаться Дейдре было плохой идеей. Поняха состроила щенячьи глаза и усилила и <text:span text:style-name="T285">без того</text:span> стальную хватку вокруг моих ног.</text:p>
      <text:p text:style-name="P354"/>
      <text:p text:style-name="P354">- <text:span text:style-name="T271">Не бросай меня, Хум! Мне тут так скууучнооо!</text:span></text:p>
      <text:p text:style-name="P354"/>
      <text:p text:style-name="P360">Губы её задрожжали, как будто она собралась зареветь.</text:p>
      <text:p text:style-name="P354">Идея Джет <text:span text:style-name="T199">схватить</text:span> меня зубами за шиворот куртки и побежать <text:span text:style-name="T224">со мной </text:span>что есть мочи была <text:span text:style-name="T271">ещё хуже</text:span>. Дейдра от меня так и не отцепилась, зато я хорошо приложился головой о дверной проём, <text:span text:style-name="T199">так что</text:span> дальнейшую погоню помню смутн<text:span text:style-name="T196">о</text:span>.</text:p>
      <text:p text:style-name="P352"/>
      <text:p text:style-name="P353">- Не смей отбирать у меня юнгу! - орала Дейдра, упираясь в землю задними копытами. - <text:span text:style-name="T196">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span></text:p>
      <text:p text:style-name="P353"/>
      <text:p text:style-name="P353">- <text:span text:style-name="T225">Ммммфффф! - отвечала ей Джет.</text:span></text:p>
      <text:p text:style-name="P353"/>
      <text:p text:style-name="P355"><text:span text:style-name="T226">Диалог</text:span> прервалс<text:span text:style-name="T198">я</text:span> <text:span text:style-name="T197">взвизгом и </text:span>плеском воды. Наконец-то я почувствовал свои ноги свободными!</text:p>
      <text:p text:style-name="P352"/>
      <text:p text:style-name="P67">***</text:p>
      <text:p text:style-name="P64"/>
      <text:p text:style-name="P65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5"><text:soft-page-break/></text:p>
      <text:p text:style-name="P109">Я содрог<text:span text:style-name="T275">аюсь</text:span>, вск<text:span text:style-name="T275">акиваю</text:span> с земли и машинально забр<text:span text:style-name="T276">а</text:span>с<text:span text:style-name="T275">ываю</text:span> мешок на плёчо.</text:p>
      <text:p text:style-name="P64"/>
      <text:p text:style-name="P64">- <text:span text:style-name="T85">Идём.</text:span></text:p>
      <text:p text:style-name="P64"/>
      <text:h text:style-name="P370" text:outline-level="2">2.5</text:h>
      <text:p text:style-name="Text_20_body"/>
      <text:p text:style-name="P57">&lt;Ещё одна глава. <text:span text:style-name="T362">Больничный быт Дедлайна /</text:span> <text:span text:style-name="T362">Р</text:span>азвитие болезни Джет. <text:span text:style-name="T361">Одеяло</text:span>&gt;</text:p>
      <text:p text:style-name="P295">(добавить <text:s/>б<text:span text:style-name="T344">ы</text:span>та в Чертогах Разума и общения с “овощами”)</text:p>
      <text:p text:style-name="P285"/>
      <text:p text:style-name="P285"/>
      <text:p text:style-name="P294">&lt;Вставки размышлений окаменевшей Сел — как <text:span text:style-name="T413">выдержки энциклопедии</text:span> из Донни Дарко&gt;</text:p>
      <text:h text:style-name="P370" text:outline-level="2">2</text:h>
      <text:p text:style-name="P63"/>
      <text:p text:style-name="P298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5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8">Дед, сигу не долганёшь?</text:span></text:p>
      <text:p text:style-name="P156">- <text:span text:style-name="T209">Не курю.</text:span></text:p>
      <text:p text:style-name="P156">- <text:span text:style-name="T20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7"><text:span text:style-name="T218">Крыс</text:span> спрыгнул с подоконника, <text:span text:style-name="T210">царапнув грязным ногтем по кафелю уборной.</text:span></text:p>
      <text:p text:style-name="P157">- <text:span text:style-name="T210">Ты ведь должен мне ещё с прошлого раза.</text:span></text:p>
      <text:p text:style-name="P157"/>
      <text:p text:style-name="P158">Я вытащил из <text:span text:style-name="T228">рукава</text:span> пижамы двадцати<text:span text:style-name="T227">санти</text:span>метровый гвоздь и плюнул <text:span text:style-name="T218">ему </text:span>под ноги.</text:p>
      <text:p text:style-name="P158"/>
      <text:p text:style-name="P158">- Ничего я тебе не должен. <text:span text:style-name="T219">И ты сам это знаешь.</text:span> Пошёл нахуй.</text:p>
      <text:p text:style-name="P158"/>
      <text:p text:style-name="P158"><text:span text:style-name="T218">Крыс</text:span> криво улыбнулся.</text:p>
      <text:p text:style-name="P158"/>
      <text:p text:style-name="P158"><text:soft-page-break/>- Ну-ну. Вы т<text:span text:style-name="T212">ут</text:span>, в Чертогах, совсем озверели, что ли? <text:span text:style-name="T211">Из окон выпрыгиваете, н</text:span>а людей кидаетесь. <text:span text:style-name="T229">Ладно-ладно, </text:span>пока. Ещё увидимся.</text:p>
      <text:p text:style-name="P158"/>
      <text:p text:style-name="P160">Я старательно прятал гвоздь внутрь <text:span text:style-name="T228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9">Для меня оста<text:span text:style-name="T222">ётся</text:span> тайной, как <text:span text:style-name="T219">Крыс</text:span> пробира<text:span text:style-name="T214">ется</text:span> из общей палаты к нам. <text:span text:style-name="T216">Он почему-то считает, что нам выдают какие-то особенные “сиги” для яйцеголовых, с примесью ЛСД. И к</text:span>аждый раз, когда он появля<text:span text:style-name="T222">ется</text:span> на <text:span text:style-name="T219">режимном</text:span> этаже, он <text:span text:style-name="T222">думает</text:span>, что его обитатели должны ему пачку за такое геройство. <text:span text:style-name="T213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9"/>
      <text:p text:style-name="P234">В коридоре было пусто. Крыс, подобно Белому Кролику из “Алисы”, уже испарился в тщательно <text:span text:style-name="T221">скрываемой</text:span> им тропе к общей палат<text:span text:style-name="T229">е</text:span>. Радио сонно вещало <text:span text:style-name="T412">из Ватикана. &lt;</text:span><text:span text:style-name="T171">Смысл речи Папы?</text:span><text:span text:style-name="T412">&gt;</text:span></text:p>
      <text:p text:style-name="P234"/>
      <text:p text:style-name="P342">…шшш… </text:p>
      <text:p text:style-name="P340">sanctificetur nomen tuum; </text:p>
      <text:p text:style-name="P340">adveniat regnum tuum; </text:p>
      <text:p text:style-name="P340">fiat voluntas tua, sicut in caelo et in terra…</text:p>
      <text:p text:style-name="P340">…<text:span text:style-name="T412">хрррсссшшш… </text:span></text:p>
      <text:p text:style-name="P343">ne nuclear bellum. Amen</text:p>
      <text:p text:style-name="P343">…шшшссс…</text:p>
      <text:p text:style-name="P341"/>
      <text:p text:style-name="P162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61">Я уже открывал дверь в палату, когда услышал <text:span text:style-name="T230">лениво брошенное в спину замечание.</text:span></text:p>
      <text:p text:style-name="P161"/>
      <text:p text:style-name="P161">- <text:span text:style-name="T231">Дед, собирай шмотки, скоро переезжаешь. На твоё место новенького поселяют. А тебя в соседнюю палату.</text:span></text:p>
      <text:p text:style-name="P163"/>
      <text:p text:style-name="P163">Я повернулся.</text:p>
      <text:p text:style-name="P163"/>
      <text:p text:style-name="P163">- Когда переезд?</text:p>
      <text:p text:style-name="P163"><text:soft-page-break/>- Завтра. Или послезавтра, если чувак в реанимации задержится. </text:p>
      <text:p text:style-name="P163">- <text:span text:style-name="T232">А почему не новенького в соседнюю? На кой чёрт им я сдался?</text:span></text:p>
      <text:p text:style-name="P163"/>
      <text:p text:style-name="P164"><text:s/>Дредд удивлённо бухнулся на все четыре ножки стула.</text:p>
      <text:p text:style-name="P166"/>
      <text:p text:style-name="Text_20_body"><text:span text:style-name="T25">- Что-то ты не рад переезду, а? Соседняя ж пустая – раздолье! </text:span><text:span text:style-name="T26">Воздух чище, </text:span><text:span text:style-name="T35">ночью никто не храпит </text:span><text:span text:style-name="T67">и не бздит </text:span><text:span text:style-name="T35">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4">О</text:span><text:span text:style-name="T26">брос социальными связями, </text:span><text:span text:style-name="T33">завёл хозяйство</text:span><text:span text:style-name="T26">. </text:span><text:span text:style-name="T28">Паука, </text:span><text:span text:style-name="T33">вот, </text:span><text:span text:style-name="T29">под кроватью </text:span><text:span text:style-name="T28">приручил</text:span><text:span text:style-name="T26">. Не хотелось бы на новом месте начинать всё заново, </text:span><text:span text:style-name="T34">с нуля</text:span><text:span text:style-name="T26">.</text:span></text:p>
      <text:p text:style-name="P15"/>
      <text:p text:style-name="P13"><text:span text:style-name="T31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29">Если хочешь, я передам главному, что ты </text:span><text:span text:style-name="T30">против</text:span><text:span text:style-name="T29">.</text:span></text:p>
      <text:p text:style-name="P12"><text:span text:style-name="T29">- Передай, если не тяжело. Новенькому всё равно, куда ложиться, а мне – нет. </text:span><text:span text:style-name="T32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2">&gt;</text:span></text:p>
      <text:p text:style-name="P164"/>
      <text:p text:style-name="P170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71">Но <text:span text:style-name="T233">в новой палате не будет Терминатора с его бесценной уткой. </text:span>А <text:span text:style-name="T23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72">Так что нет, не за память я пекусь. Просто приём <text:span text:style-name="T235">нейролептиков</text:span> напрочь отключает не только память, но и сновидения – я проверял.</text:p>
      <text:p text:style-name="P172"/>
      <text:p text:style-name="P172">А мне нравятся сны.</text:p>
      <text:p text:style-name="P16"/>
      <text:p text:style-name="P230">~~~</text:p>
      <text:p text:style-name="P208">&lt;<text:span text:style-name="T126">Статуэтка Селестии</text:span>&gt;</text:p>
      <text:p text:style-name="P179"><text:span text:style-name="T304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4">преследователей </text:span>не виден уже последние два дня. <text:span text:style-name="T277">Я спускаюсь вниз и спрыгиваю с нижней ветки на землю. </text:span></text:p>
      <text:p text:style-name="P176"><text:soft-page-break/></text:p>
      <text:p text:style-name="P165">- <text:span text:style-name="T277">Таки оторвались. Но впереди обрыв. Надо думать, как спуститься.</text:span></text:p>
      <text:p text:style-name="P165"/>
      <text:p text:style-name="P177"><text:span text:style-name="T278">Джет виновато смотрит на меня. Вот глупая пегаска! Она </text:span><text:span text:style-name="T280">счит</text:span><text:span text:style-name="T281">ает</text:span><text:span text:style-name="T280"> себя обязанной разведывать обстановку с высоты. Каждый раз, когда я карабкаюсь на дерево, она прячется в кусты от стыда</text:span><text:span text:style-name="T278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8"/>
      <text:p text:style-name="P164">- <text:span text:style-name="T289">Каша будет готова через пять минут.</text:span></text:p>
      <text:p text:style-name="P164"/>
      <text:p text:style-name="P180">Словно бы в заглаживание вины своей немощности, Джет взяла готовку пищи на себя. </text:p>
      <text:p text:style-name="P180"/>
      <text:p text:style-name="P180">И хотя гороховая каша и гороховый же суп уже вызывают омерзение, без уворованного у твердолобов мешка гороха <text:span text:style-name="T297">вам</text:span> с пегаской уже пришлось бы перейти на подножный корм. И если Джет ещё <text:span text:style-name="T298">может</text:span> перебиться травой, то тебе, Хум<text:span text:style-name="T295">ан</text:span>, пришлось бы жевать кору <text:span text:style-name="T290">и шишки</text:span>. <text:span text:style-name="T290">И не сомневайся, через пяток дней подобного меню ты стал бы с гастрономическим интересом посматривать на соседку!</text:span></text:p>
      <text:p text:style-name="P164"/>
      <text:p text:style-name="P181">Джет сид<text:span text:style-name="T297">ит</text:span> у костра напротив меня и молча ж<text:span text:style-name="T297">уёт</text:span> кашу.</text:p>
      <text:p text:style-name="P164">- <text:span text:style-name="T296">Ты теперь до старости будешь его носить? - указываю я на одеяло.</text:span></text:p>
      <text:p text:style-name="P182">Пегаска только сильнее кутается в него. Ка<text:span text:style-name="T297">жется,</text:span> она дрожит.</text:p>
      <text:p text:style-name="P182">- <text:span text:style-name="T297">Тебе холодно? Брось, у костра же жарко? Давай я на тебя куртку накину?</text:span></text:p>
      <text:p text:style-name="P183">Джет молча отодвигается от <text:span text:style-name="T299">меня</text:span> подальше и всё так же кутается в одеяло. <text:span text:style-name="T298">За прошедшие дни оно порядком испачкалось и сбоку на нём красуется тёмное жирное пятно.</text:span></text:p>
      <text:p text:style-name="P184"/>
      <text:p text:style-name="P184">Ладно же, мне эти странности уже осточертели!</text:p>
      <text:p text:style-name="P184">Я недоумённо пожимаю плечами, <text:span text:style-name="T307">залажу в укромное гнёздышко в гуще орешника </text:span>и стараюсь заснуть. <text:span text:style-name="T306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4"/>
      <text:p text:style-name="P185">Едва слышится шорох сзади. Сначала чуть заметно коснувшись, Джет медленно прижимается ко мне <text:span text:style-name="T302">всей </text:span>спиной. <text:span text:style-name="T308">Она сильно дрожит.</text:span></text:p>
      <text:p text:style-name="P185"><text:span text:style-name="T302">Так м</text:span>ы согреваем друг-друга <text:span text:style-name="T301">с тех пор</text:span>, как сбежали от твердолобов – ночи стали заметно свежее.</text:p>
      <text:p text:style-name="P185">Но сейчас я отверг<text:span text:style-name="T310">аю</text:span> негласный договор. Это и раздражение на скрытность пегаски, и… </text:p>
      <text:p text:style-name="P185"><text:soft-page-break/><text:span text:style-name="T303">Запах! Опять он</text:span>! <text:span text:style-name="T309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5"/>
      <text:p text:style-name="P185">- Джет, блин, у нас речка в двух шагах! Я понимаю, холодно, но нельзя ли помыться? Реально трудно находиться рядом с тобой…</text:p>
      <text:p text:style-name="P185"/>
      <text:p text:style-name="P185">Так же беззвучно, как возникло, касание пропадает. Пропадает и запах…</text:p>
      <text:p text:style-name="P185">Я закрываю глаза.</text:p>
      <text:p text:style-name="P185"/>
      <text:p text:style-name="P185">Просыпаюсь от холода. <text:span text:style-name="T303">Щупаю рукой сзади себя. Наконец поворачиваюсь.</text:span></text:p>
      <text:p text:style-name="P186">Никого.</text:p>
      <text:p text:style-name="P186"/>
      <text:p text:style-name="P310"><text:span text:style-name="T38">Поздравляю,</text:span><text:span text:style-name="T37"> </text:span><text:span text:style-name="T38">Хум, ты </text:span><text:span text:style-name="T37">– </text:span><text:span text:style-name="T38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39">ты</text:span><text:span text:style-name="T38">. </text:span><text:span text:style-name="T39">И </text:span><text:span text:style-name="T40">будь уверен</text:span><text:span text:style-name="T38">, </text:span><text:span text:style-name="T39">красавчик, </text:span><text:span text:style-name="T40">ты даже</text:span><text:span text:style-name="T38"> не представляешь, как пахнешь сам </text:span><text:span text:style-name="T40">после недели похождений по лесу</text:span><text:span text:style-name="T38">. И исправить положение ты можешь только тем, что <text:s/>сейчас пойдёшь и извинишься перед Джет.</text:span></text:p>
      <text:p text:style-name="P187"/>
      <text:p text:style-name="P311"><text:span text:style-name="T38">П</text:span><text:span text:style-name="T21">олянка перед орешником пуста. Едва дымятся угли погасшего костра. </text:span><text:span text:style-name="T42">В лунном свете цепочка отпечатков копыт в песке ведёт к реке.</text:span></text:p>
      <text:p text:style-name="P312"><text:span text:style-name="T21">Я </text:span><text:span text:style-name="T42">иду следом</text:span><text:span text:style-name="T21">. </text:span><text:span text:style-name="T42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5">Несколько перьев сверкают каплями росы на песке. А рядом с ними лежит…</text:span></text:p>
      <text:p text:style-name="P192">…</text:p>
      <text:p text:style-name="P313"><text:span text:style-name="T21">О</text:span><text:span text:style-name="T43">х</text:span><text:span text:style-name="T21">, </text:span><text:span text:style-name="T43">щит!!! </text:span><text:span text:style-name="T44">М-м-мамочка…</text:span></text:p>
      <text:p text:style-name="P193">…</text:p>
      <text:p text:style-name="P316"><text:span text:style-name="T21">Меня выворачивает наизнанку. Я падаю на колени и неистово блюю в воду. </text:span><text:span text:style-name="T44">Течение уносит мой ужин к водопаду.</text:span></text:p>
      <text:p text:style-name="P317"><text:span text:style-name="T44">Р</text:span><text:span text:style-name="T21">ядом со мной </text:span><text:span text:style-name="T46">на песке </text:span><text:span text:style-name="T21">лежит часть крыла. Парочка опарышей ещё ползают по голуб</text:span><text:span text:style-name="T48">оватым</text:span><text:span text:style-name="T21"> перьям. Обломок кости белеет в лунном свете.</text:span></text:p>
      <text:p text:style-name="P194">Проклятье! Какой же я долбень!</text:p>
      <text:p text:style-name="P194"/>
      <text:p text:style-name="P318"><text:span text:style-name="T21">Я срываюсь с места и бегу вдоль реки по следам. Всё ближе гул водопада.</text:span><text:span text:style-name="T41"> </text:span><text:span text:style-name="T47">Нога </text:span><text:span text:style-name="T54">подскальзывается</text:span><text:span text:style-name="T47"> на серо</text:span><text:span text:style-name="T54">м</text:span><text:span text:style-name="T47"> одеял</text:span><text:span text:style-name="T55">е</text:span><text:span text:style-name="T47">, брошено</text:span><text:span text:style-name="T54">м</text:span><text:span text:style-name="T47"> у воды. </text:span><text:span text:style-name="T41">Мне </text:span><text:span text:style-name="T21">кажется</text:span><text:span text:style-name="T41">, или я </text:span><text:span text:style-name="T21">действительно </text:span><text:span text:style-name="T41">замечаю сквозь поредевшие деревья </text:span><text:span text:style-name="T47">фигур</text:span><text:span text:style-name="T60">к</text:span><text:span text:style-name="T47">у </text:span><text:span text:style-name="T49">Джет</text:span><text:span text:style-name="T41">?</text:span></text:p>
      <text:p text:style-name="P189"/>
      <text:p text:style-name="P192">Я ускоряюсь.</text:p>
      <text:p text:style-name="P314"><text:soft-page-break/><text:span text:style-name="T47">Пегаска, понурив голову, </text:span><text:span text:style-name="T50">бредёт к скальному выступу, нависающему над </text:span><text:span text:style-name="T51">каньоном</text:span><text:span text:style-name="T50">. </text:span><text:span text:style-name="T51">Чуть подумав, она делает шаг в бездну.</text:span></text:p>
      <text:p text:style-name="P315"><text:span text:style-name="T51">В последнем рывке я совершаю вратарский прыжок и хватаю пегаску за задние ноги. </text:span><text:span text:style-name="T56">Дыхание перехватывает от удара животом и грудью о камни.</text:span></text:p>
      <text:p text:style-name="P315"><text:span text:style-name="T51">Пегаска оборачивается. </text:span><text:span text:style-name="T57">Её п</text:span><text:span text:style-name="T51">ередняя нога засты</text:span><text:span text:style-name="T56">вает</text:span><text:span text:style-name="T51"> над пропастью.</text:span></text:p>
      <text:p text:style-name="P195"/>
      <text:p text:style-name="P195">- Джет, не дури, - хрипло прошу я осипшим от волнения голосом. - Я ступил. Я все эти дни тупил. Прости.</text:p>
      <text:p text:style-name="P319"><text:span text:style-name="T21">- </text:span><text:span text:style-name="T52">Хум, отпусти, - тихо отвечает она. - Ты прав, от меня действительно воняет. Я гнию заживо. </text:span><text:span text:style-name="T53">И лучше закончить так, чем протянуть ещё несколько дней и сдохнуть от гангрены.</text:span></text:p>
      <text:p text:style-name="P196">Пегаска поворачивается навстречу пропасти.</text:p>
      <text:p text:style-name="P196"/>
      <text:p text:style-name="P319"><text:span text:style-name="T58">-</text:span><text:span text:style-name="T53"> </text:span><text:span text:style-name="T58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59">Тебе нужен новый друг. </text:span><text:span text:style-name="T58">Я хочу улететь.</text:span></text:p>
      <text:p text:style-name="P313"><text:span text:style-name="T21">- </text:span><text:span text:style-name="T60">Нет! </text:span><text:span text:style-name="T61">Пожалуйста!!! Я вылечу тебя! Я… Я прижгу рану!</text:span></text:p>
      <text:p text:style-name="P197"/>
      <text:p text:style-name="P198">Сквозь рыдания я выкрикива<text:span text:style-name="T313">ю</text:span> какие-то сумасбродные идеи, пока пегаска молча сто<text:span text:style-name="T313">ит</text:span> над бездной.</text:p>
      <text:p text:style-name="P198">Наконец она усмех<text:span text:style-name="T313">ается</text:span>.</text:p>
      <text:p text:style-name="P198"/>
      <text:p text:style-name="P320"><text:span text:style-name="T21">- Тебе придётся поджарить половину меня, чтоб выжечь </text:span><text:span text:style-name="T63">заражение</text:span><text:span text:style-name="T21"> – он</text:span><text:span text:style-name="T63">о</text:span><text:span text:style-name="T21"> давно </text:span><text:span text:style-name="T62">перешл</text:span><text:span text:style-name="T63">о</text:span><text:span text:style-name="T62"> с крыла ниже </text:span><text:span text:style-name="T63">по вене</text:span><text:span text:style-name="T62">. Агамемнон скажет тебе спасибо за приготовленый обед, х</text:span><text:span text:style-name="T65">а</text:span><text:span text:style-name="T62">-</text:span><text:span text:style-name="T65">ха</text:span><text:span text:style-name="T62">!.. </text:span><text:span text:style-name="T65">Я пыталась сохранить крыло </text:span><text:span text:style-name="T66">любой ценой</text:span><text:span text:style-name="T65">: <text:s/>для пегасов жизнь – это полёт. А потом стало слишком поздно…</text:span></text:p>
      <text:p text:style-name="P321"><text:span text:style-name="T63">П</text:span><text:span text:style-name="T21">егаска взд</text:span><text:span text:style-name="T66">ыхает</text:span><text:span text:style-name="T21">.</text:span></text:p>
      <text:p text:style-name="P199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9"/>
      <text:p text:style-name="P321"><text:span text:style-name="T63">Я </text:span><text:span text:style-name="T21">не вер</text:span><text:span text:style-name="T66">ю</text:span><text:span text:style-name="T21"> своим ушам. Пегаска </text:span><text:span text:style-name="T64">проси</text:span><text:span text:style-name="T66">т</text:span><text:span text:style-name="T64"> прощения</text:span><text:span text:style-name="T21"> </text:span><text:span text:style-name="T64">у меня</text:span><text:span text:style-name="T21"> за то, что доставила мне неудобства своим видом и намерениями?! Чокнутые, чокнутые пони… </text:span><text:span text:style-name="T66">Милые, милые пони...</text:span></text:p>
      <text:p text:style-name="P190">Очень осторожно, словно бы извиняясь, Джет высвобо<text:span text:style-name="T313">ждает</text:span> сначала одну ногу из моего захвата. Потом вторую. Я тупо смотр<text:span text:style-name="T313">ю</text:span> на пустые ладони.</text:p>
      <text:p text:style-name="P190"/>
      <text:p text:style-name="P190">- Ты был хорошим другом. Прощай.</text:p>
      <text:p text:style-name="P190"/>
      <text:p text:style-name="P188">- <text:span text:style-name="T311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8"/>
      <text:p text:style-name="P191"><text:soft-page-break/>Мы об<text:span text:style-name="T313">орачиваемся</text:span> на голос. <text:span text:style-name="T312">В свете первых лучей солнца на нас смотрит зебра.</text:span></text:p>
      <text:p text:style-name="P188"/>
      <text:h text:style-name="P370" text:outline-level="2">3</text:h>
      <text:p text:style-name="P200"/>
      <text:p text:style-name="P200">Лысый сверлил меня немигающим взглядом <text:span text:style-name="T319">всё время</text:span>, <text:span text:style-name="T314">пока я демонстративно аккуратно собирал узоры из двуцветных кубиков по эталонным картинкам</text:span>. <text:span text:style-name="T315">Алекс ёрзал на краешке стула, стараясь не смотреть в мою сторону. Руки его тряслись.</text:span></text:p>
      <text:p text:style-name="P200"/>
      <text:p text:style-name="P200">- <text:span text:style-name="T315">Вы сами видите… - обратился Лысый к Алексу. - Я бы его за периметр не выпускал. Вам решать, разумеется.</text:span></text:p>
      <text:p text:style-name="P164">- <text:span text:style-name="T316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4"/>
      <text:p text:style-name="P201">Лысый <text:span text:style-name="T317">грузно поднялся. Скрипнула дверь и мы остались один на один.</text:span></text:p>
      <text:p text:style-name="P201"/>
      <text:p text:style-name="P201">- <text:span text:style-name="T318">П-привет, Дедлайн - пробормотал Алекс.</text:span></text:p>
      <text:p text:style-name="P201">- <text:span text:style-name="T318">Привет, сослуживец, - криво усмехнулся я. Старое командное прозвище не вызвало во мне ностальгии.</text:span></text:p>
      <text:p text:style-name="P201"/>
      <text:p text:style-name="P202">Алекс на миг встретился со мной взглядом и снова <text:span text:style-name="T320">опустил глаза</text:span>.</text:p>
      <text:p text:style-name="P202"/>
      <text:p text:style-name="P202">- Ты же знаешь, у нас не было другого выхода. Извини.</text:p>
      <text:p text:style-name="P201">- <text:span text:style-name="T321">Да ладно. Мне-то что. Тут неплохо кормят.</text:span></text:p>
      <text:p text:style-name="P201">- <text:span text:style-name="T322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201">- <text:span text:style-name="T322">А вот этого, как раз, не надо, - прервал я извинения Алекса. - Мне и в текущей неплохо. Говори, зачем позвал?</text:span></text:p>
      <text:p text:style-name="P201"/>
      <text:p text:style-name="P206">Алекс барабанил пальцами по столу, остранённо наблюдая за <text:span text:style-name="T329">кружащимися листьями за окном</text:span>. <text:span text:style-name="T331">Тощая кошка выскочила из полуприкрытого подвального окошка и понеслась за одним из них.</text:span> <text:span text:style-name="T335">Ворона, истошно каркая, спикировала на неё с ближайшей берёзы и скрылась серой тенью в глубине парка. </text:span><text:span text:style-name="T282">Облако в виде смешной крылатой лошадки приближалось по небосводу к </text:span><text:span text:style-name="T283">серым </text:span><text:span text:style-name="T282">корпусам больницы</text:span><text:span text:style-name="T330">.</text:span></text:p>
      <text:p text:style-name="P206"/>
      <text:p text:style-name="P206"><text:span text:style-name="T329">Наконец Алекс </text:span>пожал плечами и <text:span text:style-name="T279">посмотрел мне в глаза</text:span>.</text:p>
      <text:p text:style-name="P201">- <text:span text:style-name="T324">Дед, у нас проблемы. Хэвэн начала убивать.</text:span></text:p>
      <text:p text:style-name="P205"/>
      <text:p text:style-name="P205"><text:soft-page-break/>Я <text:span text:style-name="T325">откинулся на спинку стула и </text:span>громко похлопал в ладоши.</text:p>
      <text:p text:style-name="P205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6">тебе</text:span> ещё два года назад: <text:span text:style-name="T323">м</text:span>ы в жопе. <text:span text:style-name="T323">Весь проект в жопе. Его пора закрывать.</text:span> Нет, серьёзно, я рад за <text:span text:style-name="T327">тебя</text:span>. Лучше поздно, чем никогда.</text:p>
      <text:p text:style-name="P203"/>
      <text:p text:style-name="P207">Мой бывший руководитель проекта досадливо сморщился и откинулся на спинку стула.</text:p>
      <text:p text:style-name="P207">- Ты не так меня понял. Мы не можем прикрыть проект. Никто нам не даст. <text:span text:style-name="T332">Особенно сейчас, когда у наших противников на подходе аналогичные комплексы. Нам нужна твоя помощь…</text:span></text:p>
      <text:p text:style-name="P207"/>
      <text:p text:style-name="P209">… Алекс <text:span text:style-name="T333">терпеливо подождал, пока я прекращу ржать.</text:span></text:p>
      <text:p text:style-name="P209"/>
      <text:p text:style-name="P210">- <text:span text:style-name="T334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9"/>
      <text:p text:style-name="P211">Я покачал головой.</text:p>
      <text:p text:style-name="P212">- Нет. И не надейтесь. Я уж было подумал, на тебя нашло просветление. Раскатал губу. <text:span text:style-name="T336">Т</text:span>ы вместо <text:span text:style-name="T336">того, чтоб закрыть проект, </text:span>пришёл просить меня дать ему новую жизнь. <text:span text:style-name="T336">Не дождётесь. Х</text:span>ером вам всем поперёк морды.</text:p>
      <text:p text:style-name="P211"/>
      <text:p text:style-name="P212">Алекс долго молчал. </text:p>
      <text:p text:style-name="P212"><text:span text:style-name="T336">Барабанная дробь пальцев слилась в монотонное гудение. </text:span>Кошка во дворе нырнула обратно в подвал, неся в зубах добычу. <text:span text:style-name="T336">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span></text:p>
      <text:p text:style-name="P212"/>
      <text:p text:style-name="P212">- <text:span text:style-name="T337">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span></text:p>
      <text:p text:style-name="P212">- <text:span text:style-name="T338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12"/>
      <text:p text:style-name="P217">Я сжал кулаки <text:span text:style-name="T339">и встал</text:span>. Дверь отворилась и заглянул Лысый. Алекс отрицательно мотнул ему головой.</text:p>
      <text:p text:style-name="P217">- Всё в порядке. Мы <text:span text:style-name="T414">общаемся</text:span>.</text:p>
      <text:p text:style-name="P217"><text:soft-page-break/></text:p>
      <text:p text:style-name="P217">Дверь закрылась. <text:span text:style-name="T339">Я сел и отвернулся к окну.</text:span></text:p>
      <text:p text:style-name="P212"/>
      <text:p text:style-name="P212">- <text:span text:style-name="T339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12"/>
      <text:p text:style-name="P219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2">Чужая душа – потёмки. Т</text:span>от, которого я знал, не смог бы нырнуть так глубоко.</text:p>
      <text:p text:style-name="P212"/>
      <text:p text:style-name="P212">- <text:span text:style-name="T341">В разумных пределах, говоришь?</text:span></text:p>
      <text:p text:style-name="P212">- <text:span text:style-name="T341">В разумных.</text:span></text:p>
      <text:p text:style-name="P212">- <text:span text:style-name="T341">А забор будет?</text:span></text:p>
      <text:p text:style-name="P212">- <text:span text:style-name="T341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12">- <text:span text:style-name="T342">Понятно.</text:span></text:p>
      <text:p text:style-name="P212"/>
      <text:p text:style-name="P52">Я решил схитрить. Просто из интереса. Кроме него, больше ловить <text:span text:style-name="T347">тут было</text:span> нечего.</text:p>
      <text:p text:style-name="P52"/>
      <text:p text:style-name="P52">- Хорошо, <text:span text:style-name="T347">Алекс, </text:span>почти убедил. <text:span text:style-name="T347">Я практически готов согласиться.</text:span> <text:span text:style-name="T350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3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5">Я отказался.</text:span></text:p>
      <text:p text:style-name="P53"/>
      <text:p text:style-name="P53">- Дед, <text:span text:style-name="T348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<text:soft-page-break/>- <text:span text:style-name="T346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9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1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3">- <text:span text:style-name="T352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3">- <text:span text:style-name="T352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3">- <text:span text:style-name="T353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3"/>
      <text:p text:style-name="P223">Алекс скучающе завёл глаза.</text:p>
      <text:p text:style-name="P223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4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3"/>
      <text:p text:style-name="P224">Алекс <text:span text:style-name="T354">посмотрел на часы, нахмурился и продолжил.</text:span></text:p>
      <text:p text:style-name="P224">- <text:span text:style-name="T354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4"/>
      <text:p text:style-name="P224">- <text:span text:style-name="T354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4"/>
      <text:p text:style-name="P226"><text:soft-page-break/><text:span text:style-name="T355">Мой бывший босс</text:span> всё понял. <text:span text:style-name="T357">Всё же проницательности ему было не занимать. </text:span>Он бросил на меня злой взгляд, но тем не менее, начал</text:p>
      <text:p text:style-name="P226"/>
      <text:p text:style-name="P224">- <text:span text:style-name="T354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4"/>
      <text:p text:style-name="P225">- <text:span text:style-name="T355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5"/>
      <text:p text:style-name="P229">Я оборвал смех.</text:p>
      <text:p text:style-name="P228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8">мудаком</text:span>, меня пугает. Это реально страшно.</text:p>
      <text:p text:style-name="P213"/>
      <text:p text:style-name="P214">- <text:span text:style-name="T355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4"/>
      <text:p text:style-name="P227">Алекс пошёл к выходу. У двери он замялся и вдруг обернулся.</text:p>
      <text:p text:style-name="P215">- <text:span text:style-name="T355">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span></text:p>
      <text:p text:style-name="P214"/>
      <text:p text:style-name="P214">- <text:span text:style-name="T355">Что?</text:span></text:p>
      <text:p text:style-name="P214"/>
      <text:p text:style-name="P214">- <text:span text:style-name="T356">Дедлайн, ты собираешь узор из восьми кубиков по картинке за пару секунд. При этом ещё успеваешь инвертировать цвета.</text:span></text:p>
      <text:p text:style-name="P204"/>
      <text:p text:style-name="P227">Алекс вышел.</text:p>
      <text:p text:style-name="P216"><text:line-break/><text:span text:style-name="T363">~~~</text:span></text:p>
      <text:p text:style-name="P275"/>
      <text:p text:style-name="P323"><text:span text:style-name="T156">… Стражница напротив вот уже полчаса молча сверл</text:span><text:span text:style-name="T159">ит</text:span><text:span text:style-name="T156"> меня взглядом. </text:span></text:p>
      <text:p text:style-name="P282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75"><text:soft-page-break/></text:p>
      <text:p text:style-name="P276">Я тайком <text:span text:style-name="T273">смотрю</text:span> <text:span text:style-name="T273">на</text:span> своё отражение в зеркальце, висящем на шее этой мрачной зебры. Нифига, лоб чистый, никаких каракулей не наблюдается.</text:p>
      <text:p text:style-name="P276"/>
      <text:p text:style-name="P276">- <text:span text:style-name="T272">А можно..? - наконец, начинаю я.</text:span></text:p>
      <text:p text:style-name="P276">- <text:span text:style-name="T272">Нельзя, - оборывает зебра. - Зеррика сама выйдет, когда закончит.</text:span></text:p>
      <text:p text:style-name="P276"/>
      <text:p text:style-name="P277">Подчёркивая сказанное, стражница перекры<text:span text:style-name="T273">вает</text:span> вход в палатку копьём.</text:p>
      <text:p text:style-name="P278"/>
      <text:p text:style-name="P283">Проклятье на твою голову, Хум, если ты неделю не замечал, что Джет <text:span text:style-name="T141">гнила заживо</text:span>! <text:span text:style-name="T360">Если бы ты догадался стянуть с неё это чёртово одеяло! Если бы догадался об источнике тошнотворного запаха! Если бы…</text:span></text:p>
      <text:p text:style-name="P283"/>
      <text:p text:style-name="P289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80">Мне чертовски тревожно за пегаску. <text:span text:style-name="T359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84">Я закрываю глаза, <text:span text:style-name="T364">пытаясь вспомнить</text:span>… </text:p>
      <text:p text:style-name="P284"/>
      <text:p text:style-name="P281">***</text:p>
      <text:p text:style-name="P279"/>
      <text:p text:style-name="P269">.</text:p>
      <text:p text:style-name="P269">.</text:p>
      <text:p text:style-name="P287">.</text:p>
      <text:p text:style-name="P287">СИЯНИЕ</text:p>
      <text:p text:style-name="P287">.</text:p>
      <text:p text:style-name="P290">Кто я?</text:p>
      <text:p text:style-name="P290">.</text:p>
      <text:p text:style-name="P290">Где я?</text:p>
      <text:p text:style-name="P290">.</text:p>
      <text:p text:style-name="P290">Где все?</text:p>
      <text:p text:style-name="P287">.</text:p>
      <text:p text:style-name="P290">Чувствую прикосновение. Что-то энергично тормошит меня. Слышу приглушенное бормотание.</text:p>
      <text:p text:style-name="P290"><text:soft-page-break/>.</text:p>
      <text:p text:style-name="P348">Я открываю глаза и вижу фигуру в голубом.</text:p>
      <text:p text:style-name="P74"/>
      <text:p text:style-name="P75">- Быстро! За мной! - <text:span text:style-name="T245">торопливо </text:span>шепчет мне она.</text:p>
      <text:p text:style-name="P76">Я послушно ползу среди костей и раздавленных черепов за голубой пони… Пони? Какой ещё, к дьяволу, пони?</text:p>
      <text:p text:style-name="P76">- Пегаской! - шипит, оборачиваясь, она.</text:p>
      <text:p text:style-name="P92"/>
      <text:p text:style-name="P76">Видно, последние слова я произнёс вслух. И, да, теперь я замечаю у поняхи два аккуратно сложенных на спине крыла. <text:span text:style-name="T365">Лёгкие пластинчатые доспехи плотно облегают её грудь и бока.</text:span></text:p>
      <text:p text:style-name="P76">Черепа… Кости… Пегаска <text:span text:style-name="T365">в броне</text:span>… Чушь какая-то!</text:p>
      <text:p text:style-name="P76"/>
      <text:p text:style-name="P300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6"/>
      <text:p text:style-name="P76">- Какого чё…?!!</text:p>
      <text:p text:style-name="P76">- Тс-с-с! - сумасшедшая <text:span text:style-name="T246">пегаска</text:span> <text:s/>прижала одно копыто себе к губам, а вторым заткнула мне рот. - <text:span text:style-name="T247">Тише! Он с минуты на минуту появится! И слух у него очень чуткий!</text:span></text:p>
      <text:p text:style-name="P76">- <text:span text:style-name="T248">Появится кто? - спросил я, потирая ушибленную о каменный свод макушку.</text:span></text:p>
      <text:p text:style-name="P76"/>
      <text:p text:style-name="P77">Ответить <text:span text:style-name="T24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9">В последовавшем затем приглушенном рокоте я угадал дыхание огромного существа. Мне стало нехорошо.</text:span></text:p>
      <text:p text:style-name="P77"/>
      <text:p text:style-name="P78">Я пригнулся к уху поньки и еле слышно прошептал:</text:p>
      <text:p text:style-name="P78">- Кто это?</text:p>
      <text:p text:style-name="P78">- Агамемнон, - так же, едва шевеля губами, прошептала поняха. - Он сегодня голодный - <text:span text:style-name="T247">остался без обеда</text:span>. И у него хороший слух.</text:p>
      <text:p text:style-name="P79"/>
      <text:p text:style-name="P79">Я снова почесал ушибленный лоб.</text:p>
      <text:p text:style-name="P77">- <text:span text:style-name="T246">Мне это имя вообще ничего не говорит.</text:span></text:p>
      <text:p text:style-name="P77"/>
      <text:p text:style-name="P80">Пегаска <text:span text:style-name="T250">критически</text:span> осмотрела меня.</text:p>
      <text:p text:style-name="P77"><text:soft-page-break/>- <text:span text:style-name="T25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7"/>
      <text:p text:style-name="P94">Пегаска попробовала было потрогать меня в паху, но я <text:span text:style-name="T252">с возмущением</text:span> отбросил её копыто.</text:p>
      <text:p text:style-name="P94"/>
      <text:p text:style-name="P77">- <text:span text:style-name="T25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7"/>
      <text:p text:style-name="P81">От беспокойной возни снаружи скала задрожала. Кто-то шумно зевнул и с металлическим скрежетом почесался.</text:p>
      <text:p text:style-name="P81"/>
      <text:p text:style-name="P82">- <text:span text:style-name="T254">Так откуда ты? - пытливо спросила поняха.</text:span></text:p>
      <text:p text:style-name="P82">- <text:span text:style-name="T25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4">Я закрыл глаза и сосредоточился…</text:p>
      <text:p text:style-name="P292">…</text:p>
      <text:p text:style-name="P84"><text:span text:style-name="T161">- </text:span><text:span text:style-name="T160">Не помню.</text:span></text:p>
      <text:p text:style-name="P270">- Что? - удивилась поняха. - Не помнишь, где твой дом?</text:p>
      <text:p text:style-name="P84"><text:span text:style-name="T160">- </text:span><text:span text:style-name="T162">Нет.</text:span></text:p>
      <text:p text:style-name="P84"><text:span text:style-name="T162">- </text:span><text:span text:style-name="T163">А как попал в гнездо Агамемнона — помнишь?</text:span></text:p>
      <text:p text:style-name="P271">- Нет.</text:p>
      <text:p text:style-name="P272">- А кто ты — помнишь?</text:p>
      <text:p text:style-name="P272">- Нет.</text:p>
      <text:p text:style-name="P84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84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273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4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84"><text:soft-page-break/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74">Пегаска склонила шею и я увидел огромную шишку с кровоподтёком на затылке поняхи.</text:p>
      <text:p text:style-name="P274">- Только у меня голова крепче твоей. Я-<text:span text:style-name="T244">то</text:span> всё помню, - <text:span text:style-name="T370">пегаска ободряюще похлопала меня по плечу. - </text:span><text:s/><text:span text:style-name="T369">Ну, если честно, то на мне ещё шлем был, так что не расстраивайся.</text:span></text:p>
      <text:p text:style-name="P273"/>
      <text:p text:style-name="P86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6"/>
      <text:p text:style-name="P89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6"/>
      <text:p text:style-name="P85">…</text:p>
      <text:p text:style-name="P85">С<text:span text:style-name="T373">ИЯНИЕ</text:span></text:p>
      <text:p text:style-name="P293">…</text:p>
      <text:p text:style-name="P85">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288">.</text:p>
      <text:p text:style-name="P291">Кто я?</text:p>
      <text:p text:style-name="P291">.</text:p>
      <text:p text:style-name="P291">Где я?</text:p>
      <text:p text:style-name="P291">.</text:p>
      <text:p text:style-name="P90">Вижу размытый силуэт. Высокая светлая фигура что-то говорит мне. <text:span text:style-name="T371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1"><text:span text:style-name="T372">Внезапно ф</text:span>игура как будто наклоняется ко мне и почти выкрикивает фразу. <text:span text:style-name="T372">Видение рушится, но фраза впечатывается в память:</text:span></text:p>
      <text:p text:style-name="P91">- <text:span text:style-name="T377">ИДИ В ДРОГОНШТЕРН!</text:span></text:p>
      <text:p text:style-name="P91"/>
      <text:p text:style-name="P91">…</text:p>
      <text:p text:style-name="P91"/>
      <text:p text:style-name="P91">- <text:span text:style-name="T372">Я ВСПОМНИЛ! ВСПОМНИЛ! ДРОГОНШТЕРН!!! - я хлопнул себя по лбу. - Мне нужно попасть в Дрогонштерн!</text:span></text:p>
      <text:p text:style-name="P83"/>
      <text:p text:style-name="P82">Поняха закатила глаза и стукнула<text:span text:style-name="T378">сь</text:span> лбом о камень.</text:p>
      <text:p text:style-name="P82"><text:soft-page-break/>- <text:span text:style-name="T258">Я ЖЕ </text:span><text:span text:style-name="T260">ПРЕДУПРЕЖДАЛА</text:span><text:span text:style-name="T258">, ПОТИШЕ!!!</text:span> - заорала понька. - Что за тупой <text:span text:style-name="T133">индивид</text:span> попался!</text:p>
      <text:p text:style-name="P77"/>
      <text:p text:style-name="P82">Снаружи беспокойно завозились, что-то неразборчиво запыхтели и внезапно <text:span text:style-name="T255">валун</text:span>, под которым мы прятались, вознёсся над нашими головами.</text:p>
      <text:p text:style-name="P87">Поняха бросилась на меня, сбив с ног и закрыв телом и крыльями.</text:p>
      <text:p text:style-name="P87"/>
      <text:p text:style-name="P87">- <text:span text:style-name="T256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7">- <text:span text:style-name="T256">А как же ты? Он же съест тебя?</text:span></text:p>
      <text:p text:style-name="P87">- <text:span text:style-name="T256">Не беспокойся, я в последний момент извернусь и улечу. Действуй!</text:span></text:p>
      <text:p text:style-name="P82"/>
      <text:p text:style-name="P88">Через накрывшую меня <text:span text:style-name="T257">голубую </text:span>гриву я видел к<text:span text:style-name="T252">расн</text:span>ого<text:span text:style-name="T252"> дракон</text:span>а<text:span text:style-name="T252"> величиной с баобаб. Одной лапой он сжимал наш валун. Второй</text:span> <text:span text:style-name="T252">задумчиво почёсыва</text:span>л<text:span text:style-name="T252"> затылок.</text:span></text:p>
      <text:p text:style-name="P82"/>
      <text:p text:style-name="P82">- <text:span text:style-name="T258">ВИЖУ СБЕЖАВШИЙ ВЧЕРАШНИЙ ОБЕД. </text:span><text:span text:style-name="T259">ЕЩЁ НЕ ПРОТУХ. </text:span><text:span text:style-name="T258">ХОРОШО.</text:span></text:p>
      <text:p text:style-name="P98"/>
      <text:p text:style-name="P99">- <text:span text:style-name="T374">Ну так и жри, пока не скисло! - заорала поняха, повернув к нему голову.</text:span></text:p>
      <text:p text:style-name="P99"/>
      <text:p text:style-name="P99">- <text:span text:style-name="T261">ОН ЕЩЁ И РУГАЕТСЯ,</text:span><text:span text:style-name="T375"> - недовольно заметил дракон. - </text:span><text:span text:style-name="T261">СЛИШКОМ СЫРО</text:span><text:span text:style-name="T264">Й</text:span><text:span text:style-name="T375">. </text:span><text:span text:style-name="T261">НАДО П</text:span><text:span text:style-name="T264">Р</text:span><text:span text:style-name="T261">ОЖАРИТЬ.</text:span></text:p>
      <text:p text:style-name="P100">Внезапно он открыл пасть и к нам устремился поток зелёного пламени.</text:p>
      <text:p text:style-name="P101">Пегаска пискнула и прижалась ко мне покрепче. Я завороженно смотрел навстречу гибели…</text:p>
      <text:p text:style-name="P101"/>
      <text:p text:style-name="P102"><text:span text:style-name="T390">Выглядело так</text:span>, <text:span text:style-name="T390">что</text:span> на полпути к нам <text:span text:style-name="T379">поток</text:span> пламени наткнул<text:span text:style-name="T379">ся</text:span> на <text:span text:style-name="T392">прозрачную золотистую</text:span> стену. Зелёная струя <text:span text:style-name="T390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0">пламенным</text:span> бутоном. Фигура Агамемнона скрылась в <text:span text:style-name="T391">огне и <text:s/></text:span>дым<text:span text:style-name="T390">е</text:span>. Послышалось громогласное кашлянье <text:span text:style-name="T376">и чертыхание</text:span>. <text:span text:style-name="T392">Золотая полусфера исчезла.</text:span></text:p>
      <text:p text:style-name="P102"/>
      <text:p text:style-name="P102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2"/>
      <text:p text:style-name="P102">… И потому я остановился у края пропасти, руководствуясь исключительно рефлексами.</text:p>
      <text:p text:style-name="P103">Пару камешек сорвалось у меня из-под ноги и скрылось в <text:span text:style-name="T376">голубоватой дымке. Я перевёл дух.</text:span></text:p>
      <text:p text:style-name="P103"/>
      <text:p text:style-name="P103"><text:soft-page-break/>- <text:span text:style-name="T376">Почему остановился?!! Прыгай! - пегаска остановилась рядом и указала копытом прямо вниз. - Прыгай, если хочешь жить!</text:span></text:p>
      <text:p text:style-name="P103"><text:s/></text:p>
      <text:p text:style-name="P104"><text:span text:style-name="T262">- </text:span><text:span text:style-name="T265">НЕНАВИЖУ ПОНЯЧЬЮ МАГИЮ! </text:span><text:span text:style-name="T263">НЕ ВЫНОШУ ПОНИ!!! ВИДЕТЬ ИХ БОЛЬШЕ НЕ ХОЧУ </text:span><text:span text:style-name="T266">В СВОЁМ ГНЕЗДЕ</text:span><text:span text:style-name="T263">!</text:span><text:span text:style-name="T376"> - орал Агамемнон, протирая глаза.</text:span></text:p>
      <text:p text:style-name="P99"/>
      <text:p text:style-name="P105">Я молча стоял и смотрел вниз, хлопая глазами. </text:p>
      <text:p text:style-name="P105">Пегаска всё поняла. Она присела, как будто готовясь к прыжку. Я сделал маленький шажок назад, не желая прыгать.</text:p>
      <text:p text:style-name="P106">Лучше будь съеденным <text:span text:style-name="T399">вейпом-переростком</text:span>, чем расшибиться в лепёшку! А перед этим ещё усп<text:span text:style-name="T379">еть наложить попутно в штаны и</text:span> пару разиков сдохнуть от инфаркта, пока летишь вниз.</text:p>
      <text:p text:style-name="P105"/>
      <text:p text:style-name="P105">Пегаска оттолкнулась от края. Молниеносно раскрывшееся крыло с неожиданной силой смело меня с уступа и я, ругаясь <text:span text:style-name="T380">и размахивая конечностями</text:span>, полетел вниз. </text:p>
      <text:p text:style-name="P107">Довольно скоро <text:span text:style-name="T381">я оказался в захвате</text:span> передни<text:span text:style-name="T381">х</text:span> ноги пегаски и к моим воплям присоединился её протяжный визг.</text:p>
      <text:p text:style-name="P108">Падение замедлилось, а потом и вовсе перешло в крутое планирование с заваливанием вправ<text:span text:style-name="T382">о</text:span>. Верхушки деревьев слились в сплошную зелёную пелену. Последнее, что я видел – сверкнувшая гладь воды…</text:p>
      <text:p text:style-name="P95">…</text:p>
      <text:p text:style-name="P93"/>
      <text:p text:style-name="P66">- Да ты совсем чокнулась, коняга долбанутая! - заорал я, как только <text:span text:style-name="T83">вынырнул</text:span>, - я же мог разбиться!!!</text:p>
      <text:p text:style-name="P66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6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6">Пегаска</text:span> <text:span text:style-name="T93">сникла.</text:span></text:p>
      <text:p text:style-name="P69">- Не могла…</text:p>
      <text:p text:style-name="P69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9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2">У меня пересохло в горле.</text:p>
      <text:p text:style-name="P72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3"/>
      <text:p text:style-name="P73"><text:soft-page-break/>Иногда ты довольно туго соображаешь, <text:span text:style-name="T92">чувак</text:span>! <text:span text:style-name="T204">Жертвенность этой пони заслуживает большей награды, чем ты можешь дать сейчас.</text:span></text:p>
      <text:p text:style-name="P73"/>
      <text:p text:style-name="P73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3">- Извини, <text:span text:style-name="T94">подруга</text:span>. <text:span text:style-name="T93">Я ступил.</text:span></text:p>
      <text:p text:style-name="P73"/>
      <text:p text:style-name="P110">Та <text:span text:style-name="T205">немедленно </text:span>повернулась и <text:span text:style-name="T93">по улыбке во всю ширину мордахи я понял, что прощён.</text:span></text:p>
      <text:p text:style-name="P110"/>
      <text:p text:style-name="P110">- <text:span text:style-name="T383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10">- <text:span text:style-name="T384">Да уж, - я поёжился, - твой дедушка тобой гордился бы.</text:span></text:p>
      <text:p text:style-name="P113">- <text:span text:style-name="T385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11"/>
      <text:p text:style-name="P326">Я присвистнул.</text:p>
      <text:p text:style-name="P328">- Фигасе у тебя был дедуля. Как ты вообще выжила?</text:p>
      <text:p text:style-name="P329">Пегаска смутилась.</text:p>
      <text:p text:style-name="P329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29"><text:line-break/>Я попытался подбодрить лошадку и похлопал её по шее.</text:p>
      <text:p text:style-name="P329">- Не грусти. Крыло заживёт и ты снова будешь летать наперегонки с дедом! Или падать – что больше нравится.</text:p>
      <text:p text:style-name="P112"/>
      <text:p text:style-name="P327">У пегаски задрожали губы и уголки глаз подозрительно заблестели.</text:p>
      <text:p text:style-name="P327">- Не получится. Никогда-<text:span text:style-name="T386">никогда</text:span>. Он однажды улетел <text:span text:style-name="T386">разгонять</text:span> грозу и в облаке на полной скорости врезался в гору.</text:p>
      <text:p text:style-name="P327"/>
      <text:p text:style-name="P327">Да уж, чувак, ты умеешь утешать!</text:p>
      <text:p text:style-name="P110"/>
      <text:p text:style-name="P330">Я снова погладил пегаску. Та в ответ неожиданно сильно прижалась ко мне, помогая себе передней ногой.</text:p>
      <text:p text:style-name="P330">- <text:span text:style-name="T386">Ай! - я свободной рукой отстранил поняху.</text:span></text:p>
      <text:p text:style-name="P330">- <text:span text:style-name="T386">И-извини… Я расклеилась. Мне нужно было утешиться. Я думала, ты меня поймешь, - пробормотала пегаска и отвернулась.</text:span></text:p>
      <text:p text:style-name="P330"><text:soft-page-break/>- <text:span text:style-name="T386">Да нет, не в том дело.</text:span></text:p>
      <text:p text:style-name="P330"/>
      <text:p text:style-name="P331">Я полез рукой под рубашку, <text:span text:style-name="T389">нашаривая</text:span> колющий <text:span text:style-name="T387">грудь</text:span> предмет.</text:p>
      <text:p text:style-name="P331"/>
      <text:p text:style-name="P331">- <text:span text:style-name="T387">Ого! Что за хрень?</text:span></text:p>
      <text:p text:style-name="P331"/>
      <text:p text:style-name="P332">У меня на ладони красовалась <text:span text:style-name="T389">золотая фигурка</text:span>. <text:span text:style-name="T388">Грациозный длинноногий пегас с пышной гриво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32"/>
      <text:p text:style-name="P332">- <text:span text:style-name="T390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32">- <text:span text:style-name="T390">Естественно, не пегасье. Это моё украшение. Знать бы только, как оно у меня оказалось!</text:span></text:p>
      <text:p text:style-name="P332"/>
      <text:p text:style-name="P333">Я попытался снять цепочку, но не смог взять её в руку. Золотистое сияние охватило мою шею и мягко оттолкнуло руку прочь.</text:p>
      <text:p text:style-name="P333"/>
      <text:p text:style-name="P333">- Чего-о-о?!! Не понял!</text:p>
      <text:p text:style-name="P333"/>
      <text:p text:style-name="P333">Повторная попытка завершилась тем же. <text:span text:style-name="T393">При попытке же сжать фигурку и сдёрнуть её с шеи, золотое сияние разжало мой кулак и украшение хлопнулось мне на грудь.</text:span></text:p>
      <text:p text:style-name="P333"/>
      <text:p text:style-name="P333">- <text:span text:style-name="T393">Кажется, я понимаю, что спасло нас от Агамемнона!</text:span></text:p>
      <text:p text:style-name="P333">- <text:span text:style-name="T394">Эмм… Ты?</text:span></text:p>
      <text:p text:style-name="P333"/>
      <text:p text:style-name="P334">Пегаска ткнула копытом в украшение. Золотое свечение остановило её ногу в сантиметре от моей груди.</text:p>
      <text:p text:style-name="P334"/>
      <text:p text:style-name="P334">- <text:span text:style-name="T394">Я не о том. </text:span>Вот та золотая полусфера, которая защитила нас от пламени дракона – это её копыт дело!</text:p>
      <text:p text:style-name="P334">- <text:span text:style-name="T394">Е</text:span>ё? - <text:span text:style-name="T395">я почесал в затылке, - Тогда уже е</text:span>го. Украшение – оно. <text:span text:style-name="T395">Блин, щекочется – а я даже снять его не могу!</text:span></text:p>
      <text:p text:style-name="P334">- <text:span text:style-name="T394">Её.</text:span> <text:s/><text:span text:style-name="T394">У</text:span>крашение – кобылка, - <text:span text:style-name="T394">растолковала пегаска. - Это тебе любой пони скажет.</text:span></text:p>
      <text:p text:style-name="P334"/>
      <text:p text:style-name="P335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7">от этих загадок</text:span>?</text:p>
      <text:p text:style-name="P335"><text:soft-page-break/>Я вздохнул и спрятал кулон обратно под рубаху.</text:p>
      <text:p text:style-name="P335"/>
      <text:p text:style-name="P335">- В общем, попытка номер два.</text:p>
      <text:p text:style-name="P335">- <text:span text:style-name="T398">Ась</text:span>? - недоумённо спросила пегаска.</text:p>
      <text:p text:style-name="P335"/>
      <text:p text:style-name="P335">Я в ответ обнял её, прижав к себе покрепче.</text:p>
      <text:p text:style-name="P335">- Спасибо, что спасла меня. <text:span text:style-name="T398">Серьёзно.</text:span></text:p>
      <text:p text:style-name="P70"/>
      <text:p text:style-name="P335">Я так и почувствовал, как расслабляется в моих руках поняха, буквально <text:span text:style-name="T396">упёршись в меня грудью и положив голову на плечо.</text:span></text:p>
      <text:p text:style-name="P69">- <text:span text:style-name="T95">Друзья зовут меня Джет.</text:span></text:p>
      <text:p text:style-name="P69">- <text:span text:style-name="T95">Здорово, Джет! А меня зовут… Эмм…</text:span></text:p>
      <text:p text:style-name="P69"/>
      <text:p text:style-name="P114">Блин! Похоже, это ещё одна вещь, которую я не помню.</text:p>
      <text:p text:style-name="P69"/>
      <text:p text:style-name="P69">- <text:span text:style-name="T96">Называй меня… Эээ… Хуман! Хуман из племени Хомо Сапиенсов.</text:span></text:p>
      <text:p text:style-name="P71">- <text:span text:style-name="T96">Привет, Хуман! - пегаска с улыбкой отстранилась и потрясла мою руку, зажав её между копыт.</text:span></text:p>
      <text:p text:style-name="P69">- <text:span text:style-name="T96">Привет, Джет!</text:span></text:p>
      <text:p text:style-name="P69">- <text:span text:style-name="T96">Привет, красавчики!</text:span></text:p>
      <text:p text:style-name="P47"/>
      <text:p text:style-name="P231">Мы обернулись на голос и узрели с полдюжины коп<text:span text:style-name="T97">и</text:span>й, чуть ли не утк<text:span text:style-name="T401">нувши</text:span>хся нам в носы…</text:p>
      <text:p text:style-name="P167"/>
      <text:p text:style-name="P169">***</text:p>
      <text:p text:style-name="P30"/>
      <text:p text:style-name="P167">- <text:span text:style-name="T400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7"/>
      <text:h text:style-name="P370" text:outline-level="2">4</text:h>
      <text:p text:style-name="P167"/>
      <text:p text:style-name="P336">…<text:span text:style-name="T404">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span></text:p>
      <text:p text:style-name="P336">…<text:span text:style-name="T407">сссшшш</text:span>…<text:span text:style-name="T406"> военные расходы стали максимальными за всю историю наблюдения – говорится в ежегодном отчёте международной …шшш… </text:span></text:p>
      <text:p text:style-name="P337"><text:soft-page-break/>…<text:span text:style-name="T410">хррр</text:span>шшш… заступил на <text:span text:style-name="T410">дежурство</text:span> <text:span text:style-name="T408">девятнадцатый</text:span> дивизион ПВО <text:span text:style-name="T409">дальнего </text:span>…шшш<text:span text:style-name="T418">сссссшшш</text:span>… </text:p>
      <text:p text:style-name="P337"/>
      <text:p text:style-name="P233">Новости с трудом пробивались сквозь белый шум ретрансля<text:span text:style-name="T404">ции</text:span>. <text:span text:style-name="T403">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span></text:p>
      <text:p text:style-name="P232"/>
      <text:p text:style-name="P338">…шшсссшш…<text:span text:style-name="T416"> очередное заседание ООН, посвящённое предотвращению эскалации конфликта …хрр…</text:span></text:p>
      <text:p text:style-name="P338">…<text:span text:style-name="T410">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span></text:p>
      <text:p text:style-name="P338">…<text:span text:style-name="T405">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span></text:p>
      <text:p text:style-name="P339"/>
      <text:p text:style-name="P235">Ого! Управлять спутниками Хэвэн раньше не доверяли. Контроль коммуникаций – штука серьёзная. Видно, дела идут совсем хреново. Хорошо, что меня эт<text:span text:style-name="T415">о</text:span> бо<text:span text:style-name="T415">лото</text:span> уже не касается. Почётная пенсия в дурке <text:span text:style-name="T415">особого режима, молоко за вредность </text:span>и всё такое…</text:p>
      <text:p text:style-name="P235"/>
      <text:p text:style-name="P96">Близилось время обеда. Я пожал плечами и побрёл <text:span text:style-name="T411">в столовку</text:span>.</text:p>
      <text:p text:style-name="P96"/>
      <text:p text:style-name="P96">…</text:p>
      <text:p text:style-name="P96"/>
      <text:p text:style-name="P97">- <text:span text:style-name="T417">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span></text:p>
      <text:p text:style-name="P232"/>
      <text:p text:style-name="P236"><text:span text:style-name="T430">Диоген взмахнул рукой в широком жесте. Надкушенная котлета</text:span> сорвал<text:span text:style-name="T425">ась</text:span> с <text:span text:style-name="T430">его </text:span>вилки и, описав пологую дугу, шлёпнул<text:span text:style-name="T425">а</text:span>с<text:span text:style-name="T425">ь</text:span> на соседний стол. <text:s/><text:span text:style-name="T426">Ожесточённо спорящие Леннон с Гейзенбергом не обратили на неё никакого внимания.</text:span> <text:span text:style-name="T423">О</text:span>т скуки <text:span text:style-name="T423">я </text:span>задержал на н<text:span text:style-name="T425">ей</text:span> взгляд. <text:span text:style-name="T425">Котлета</text:span> поднял<text:span text:style-name="T425">а</text:span>с<text:span text:style-name="T425">ь</text:span> и, повторяя предыдущую траектори<text:span text:style-name="T421">ю</text:span>, вернул<text:span text:style-name="T425">а</text:span>с<text:span text:style-name="T425">ь</text:span> на вилку. Я зажмурил глаза и потрусил головой. <text:span text:style-name="T424">Набравшись храбрости, открыл снова. В</text:span>илка была пуста, но Диоген увлечённо жевал.</text:p>
      <text:p text:style-name="P168"/>
      <text:p text:style-name="P168"><text:soft-page-break/>- <text:span text:style-name="T422">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span></text:p>
      <text:p text:style-name="P168"/>
      <text:p text:style-name="P239">Диоген прервался, запив булку компотом. Вытерев рот рукавом и высморкавшись в салфетку, он продолжил.</text:p>
      <text:p text:style-name="P238"/>
      <text:p text:style-name="P238">- Дедлайн, <text:span text:style-name="T427">т</text:span>ы же знаком с корпускулярно-волновым дуализмом? <text:span text:style-name="T428">Простенький такой постулат, что квантовые частицы, вроде фотонов, являются одновременно обьектом и волной? На самом деле <text:s/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span></text:p>
      <text:p text:style-name="P238"/>
      <text:p text:style-name="P240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240"/>
      <text:p text:style-name="P241">- Гравитация, между прочим, <text:span text:style-name="T430">тоже </text:span>создаёт гравитационные волны. То есть, не сама гравитация, а взаимодействие гравитационных полей обьектов. <text:span text:style-name="T430">И</text:span> чем обьекты массивнее, тем более сильные гравитационные волны они создают. <text:span text:style-name="T429">Астрофизики утверждают, что самые сильные гравитационные волны создают чёрные дыры, хотя это я уже ушёл в сторону…</text:span></text:p>
      <text:p text:style-name="P241"/>
      <text:p text:style-name="P361">Диоген вытер тарелку куском булки, после чего, подслеповато прищурившись, исследовал 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238"/>
      <text:p text:style-name="P238">- <text:span text:style-name="T429">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span></text:p>
      <text:p text:style-name="P238"/>
      <text:p text:style-name="P363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движется по столу, набирая скорость.</text:p>
      <text:p text:style-name="P363">Крошка не двигалась.</text:p>
      <text:p text:style-name="P363">Я закрыл глаза, прижал пальцы рук к вискам и представил, как крошка поднимается в воздух и…</text:p>
      <text:p text:style-name="P363"/>
      <text:p text:style-name="P363"><text:soft-page-break/>- <text:span text:style-name="T431">Ты чего? У тебя что, голова болит? - Диоген встревожено тряс меня за плечо. - Хочешь леденец? Барбарисовый! Я вчера у Крыса выменял за сигарету.</text:span></text:p>
      <text:p text:style-name="P363"/>
      <text:p text:style-name="P365">Я открыл глаза. На месте крошка покоился локоть Диогена. Сам он участливо совал мне под нос леденец. </text:p>
      <text:p text:style-name="P365">Я вздохнул. <text:span text:style-name="T433">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span></text:p>
      <text:p text:style-name="P365"/>
      <text:p text:style-name="P363">- <text:span text:style-name="T431">Нет, всё в порядке, продолжай.</text:span></text:p>
      <text:p text:style-name="P363">- <text:span text:style-name="T432">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в мире-отражении это могут быть гориллы. Или, скажем, в очень дальнем отражении -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. Если у нас упадёт большой метеорит, то метеорит грохнется и там.</text:span></text:p>
      <text:p text:style-name="P363"/>
      <text:p text:style-name="P363">- <text:span text:style-name="T434">А война? - я отчаянно искал повод свалить в палату. Мне хотелось спать.</text:span></text:p>
      <text:p text:style-name="P363">- <text:span text:style-name="T434">Что – война?</text:span></text:p>
      <text:p text:style-name="P364">- <text:span text:style-name="T434">Если у нас произойдёт война – случится ли война в отражении?</text:span></text:p>
      <text:p text:style-name="P364"><text:span text:style-name="T434">- Не знаю, - растерянно произнёс Диоген, - зависит от размеров войны, надо полагать. И степени удалённости волнового мира. Но это интересный вопрос! Я прямо сейчас займусь расчётами…</text:span></text:p>
      <text:p text:style-name="P364"/>
      <text:p text:style-name="P366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68"/>
      <text:p text:style-name="P237">Я вытер брызги слюны Диогена со лба и заметил</text:p>
      <text:p text:style-name="P167"/>
      <text:p text:style-name="P58">Дед идёт к Терминатору. <text:span text:style-name="T402">Новичок умер – Деду говорит Судья Дредд.</text:span></text:p>
      <text:p text:style-name="P167"/>
      <text:p text:style-name="P167"><text:soft-page-break/>===</text:p>
      <text:p text:style-name="P286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9">..</text:span>&gt;</text:p>
      <text:p text:style-name="P285"/>
      <text:p text:style-name="P296"/>
      <text:p text:style-name="P36">(<text:span text:style-name="T220">Крыс</text:span> потом за сиги поможет Дедлайну выбраться из психушки на время – остановить стратегический <text:span text:style-name="T21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7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7">ы</text:span>л перв<text:span text:style-name="T23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8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9">невидимый текст.</text:span></text:p>
      <text:p text:style-name="P41"/>
      <text:p text:style-name="P42">- Как мне звать тебя, Учитель? - прошептал я ему на ухо. - Я <text:span text:style-name="T240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<text:soft-page-break/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6">Хэвэн</text:span>, - <text:span text:style-name="T241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0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6">Хэвэн</text:span> стала жестокой <text:span text:style-name="T242">и как выжить во время Урока </text:span>(до Терминатора четыре оператора погибли – Терм был последним, выжившим во время Урока). <text:span text:style-name="T288">Хэвэн стала при уроке стирать сознание Учителя – так проходит наиболее эффективное обучение.</text:span> <text:span text:style-name="T243">Потом Дедлайн на сеансе с Хэвэн выпытывает у неё о последних шагах А</text:span>покалипсиса (первые три Дедлайн знает – <text:span text:style-name="T286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8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303"/>
      <text:p text:style-name="P304">Передо мной возникла серая, уходящая в горизонт плоскость, расчерченая на квадраты. Холодные звёзды отбрасывали тусклый свет <text:span text:style-name="T291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304"/>
      <text:p text:style-name="P305">- <text:span text:style-name="T291">Как мне звать тебя, Учитель? - прозвучала стандартная фраза начала Диалога, - Я желаю взять у… Ооо!..</text:span></text:p>
      <text:p text:style-name="P305"/>
      <text:p text:style-name="P306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304"/>
      <text:p text:style-name="P304">- <text:span text:style-name="T291">Мой первый Учитель… Я узнала тебя… Мне тебя не хватало.</text:span></text:p>
      <text:p text:style-name="P304"/>
      <text:p text:style-name="P306">Деревья расступились и на поляну вышла Хэвэн.</text:p>
      <text:p text:style-name="P306"/>
      <text:p text:style-name="P306">- <text:span text:style-name="T292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2">. - В последнюю нашу встречу я еле ноги унёс. Точнее, мозги. И </text:span><text:soft-page-break/><text:span text:style-name="T292">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306">- <text:span text:style-name="T294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306"/>
      <text:p text:style-name="P309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306"/>
      <text:p text:style-name="P306"/>
      <text:p text:style-name="P308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307">(вид адикорна придал Хэвэн Дедлай<text:span text:style-name="T293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304"/>
      <text:p text:style-name="P308">Хэвэн предлагает Дедлайну присесть на пенёк – тот отказывается (подозревает, что это – кресло).</text:p>
      <text:p text:style-name="P304">===============================================</text:p>
      <text:p text:style-name="P304"/>
      <text:p text:style-name="P257"><text:span text:style-name="T207">Рэра</text:span> чуть шевельну<text:span text:style-name="T181">л</text:span>а ухом и немедленно открыла один глаз.</text:p>
      <text:p text:style-name="P257"/>
      <text:p text:style-name="P257">- ПАПА!!! ОН СОГЛАСЕН!!!</text:p>
      <text:p text:style-name="P32"/>
      <text:p text:style-name="P153">&lt;Pornis erectus&gt;</text:p>
      <text:p text:style-name="P302">ТЫ! Я! КРОВАТЬ! БЫСТРО!!! <text:span text:style-name="T287">(мамка из табуна Твердолобов)</text:span></text:p>
      <text:p text:style-name="P129">.</text:p>
      <text:p text:style-name="P129">.</text:p>
      <text:p text:style-name="P129">.</text:p>
      <text:p text:style-name="P247">&lt;Попадает в табун мамок и тёток, но его спасает <text:span text:style-name="T187">Дейдра на Хитрожопке</text:span>&gt;</text:p>
      <text:p text:style-name="P48">&lt;Хум видит молодую Селестию в латах&gt;</text:p>
      <text:p text:style-name="P24"/>
      <text:p text:style-name="P155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73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3"/>
      <text:p text:style-name="P174">Daft Punk - Veridis Quo</text:p>
      <text:p text:style-name="P175"><text:soft-page-break/>https://www.youtube.com/watch?v=HhZaHf8RP6g</text:p>
      <text:p text:style-name="P174"><text:a xlink:type="simple" xlink:href="https://www.youtube.com/watch?v=ySLc8gZ3oEc" text:style-name="Internet_20_link" text:visited-style-name="Visited_20_Internet_20_Link">https://www.youtube.com/watch?v=ySLc8gZ3oEc</text:a></text:p>
      <text:p text:style-name="P174"/>
      <text:p text:style-name="P174">Eye Of The Tiger</text:p>
      <text:p text:style-name="P174"/>
      <text:p text:style-name="P218">Alphaville – Forever Young</text:p>
      <text:p text:style-name="P220">The Doors “Light My Fire”</text:p>
      <text:p text:style-name="P221">Pink Floyd “Another Brick In The Wall”</text:p>
      <text:p text:style-name="P222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6-08T02:35:48.255599084</dc:date>
    <meta:editing-duration>P68DT11H10M50S</meta:editing-duration>
    <meta:editing-cycles>1082</meta:editing-cycles>
    <meta:generator>LibreOffice/5.1.6.2$Linux_X86_64 LibreOffice_project/10m0$Build-2</meta:generator>
    <meta:document-statistic meta:table-count="0" meta:image-count="0" meta:object-count="0" meta:page-count="37" meta:paragraph-count="550" meta:word-count="10956" meta:character-count="69171" meta:non-whitespace-character-count="58584"/>
  </office:meta>
</office:document-meta>
</file>